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Mono" svg:font-family="'Ubuntu Mono'" style:font-pitch="fixed"/>
    <style:font-face style:name="monospace" svg:font-family="monospace"/>
  </office:font-face-decls>
  <office:automatic-styles>
    <style:style style:name="Planificación" style:family="table">
      <style:table-properties style:width="2.5653in" fo:margin-top="0in" fo:margin-bottom="0.0597in" table:align="center" fo:background-color="transparent" style:may-break-between-rows="true" table:border-model="collapsing">
        <style:background-image/>
      </style:table-properties>
    </style:style>
    <style:style style:name="Planificación.A" style:family="table-column">
      <style:table-column-properties style:column-width="1.4972in"/>
    </style:style>
    <style:style style:name="Planificación.B" style:family="table-column">
      <style:table-column-properties style:column-width="1.0681in"/>
    </style:style>
    <style:style style:name="Planificación.1" style:family="table-row">
      <style:table-row-properties fo:background-color="transparent" fo:keep-together="auto">
        <style:background-image/>
      </style:table-row-properties>
    </style:style>
    <style:style style:name="Planificación.A1" style:family="table-cell">
      <style:table-cell-properties fo:background-color="transparent" fo:padding="0in" fo:border-left="none" fo:border-right="none" fo:border-top="2pt solid #000000" fo:border-bottom="2pt solid #000000" style:writing-mode="page">
        <style:background-image/>
      </style:table-cell-properties>
    </style:style>
    <style:style style:name="Planificación.2" style:family="table-row">
      <style:table-row-properties fo:background-color="transparent">
        <style:background-image/>
      </style:table-row-properties>
    </style:style>
    <style:style style:name="Planificación.A2" style:family="table-cell">
      <style:table-cell-properties fo:padding="0.0382in" fo:border-left="0.5pt solid #000000" fo:border-right="none" fo:border-top="none" fo:border-bottom="0.5pt solid #000000"/>
    </style:style>
    <style:style style:name="Planificación.B2" style:family="table-cell">
      <style:table-cell-properties fo:padding="0.0382in" fo:border-left="0.5pt solid #000000" fo:border-right="0.5pt solid #000000" fo:border-top="none" fo:border-bottom="0.5pt solid #000000"/>
    </style:style>
    <style:style style:name="Planificación.3" style:family="table-row">
      <style:table-row-properties fo:background-color="transparent">
        <style:background-image/>
      </style:table-row-properties>
    </style:style>
    <style:style style:name="Planificación.A3" style:family="table-cell">
      <style:table-cell-properties fo:padding="0.0382in" fo:border-left="0.5pt solid #000000" fo:border-right="none" fo:border-top="none" fo:border-bottom="0.5pt solid #000000"/>
    </style:style>
    <style:style style:name="Planificación.B3" style:family="table-cell">
      <style:table-cell-properties fo:padding="0.0382in" fo:border-left="0.5pt solid #000000" fo:border-right="0.5pt solid #000000" fo:border-top="none" fo:border-bottom="0.5pt solid #000000"/>
    </style:style>
    <style:style style:name="Planificación.4" style:family="table-row">
      <style:table-row-properties fo:background-color="transparent">
        <style:background-image/>
      </style:table-row-properties>
    </style:style>
    <style:style style:name="Planificación.A4" style:family="table-cell">
      <style:table-cell-properties fo:padding="0.0382in" fo:border-left="0.5pt solid #000000" fo:border-right="none" fo:border-top="none" fo:border-bottom="0.5pt solid #000000"/>
    </style:style>
    <style:style style:name="Planificación.B4" style:family="table-cell">
      <style:table-cell-properties fo:padding="0.0382in" fo:border-left="0.5pt solid #000000" fo:border-right="0.5pt solid #000000" fo:border-top="none" fo:border-bottom="0.5pt solid #000000"/>
    </style:style>
    <style:style style:name="Planificación.5" style:family="table-row">
      <style:table-row-properties fo:background-color="transparent">
        <style:background-image/>
      </style:table-row-properties>
    </style:style>
    <style:style style:name="Planificación.A5" style:family="table-cell">
      <style:table-cell-properties fo:padding="0.0382in" fo:border-left="0.5pt solid #000000" fo:border-right="none" fo:border-top="none" fo:border-bottom="0.5pt solid #000000"/>
    </style:style>
    <style:style style:name="Planificación.B5" style:family="table-cell">
      <style:table-cell-properties fo:padding="0.0382in" fo:border-left="0.5pt solid #000000" fo:border-right="0.5pt solid #000000" fo:border-top="none" fo:border-bottom="0.5pt solid #000000"/>
    </style:style>
    <style:style style:name="P1" style:family="paragraph" style:parent-style-name="Header">
      <style:text-properties style:font-name="Liberation Sans" fo:font-size="11pt" officeooo:rsid="0017550a" officeooo:paragraph-rsid="0017550a" style:font-size-asian="11pt" style:font-size-complex="11pt"/>
    </style:style>
    <style:style style:name="P2" style:family="paragraph" style:parent-style-name="Footer">
      <style:paragraph-properties fo:text-align="center" style:justify-single-word="false"/>
      <style:text-properties style:font-name="Liberation Sans" fo:font-size="11pt" style:font-size-asian="11pt" style:font-size-complex="11pt"/>
    </style:style>
    <style:style style:name="P3" style:family="paragraph" style:parent-style-name="Standard">
      <style:text-properties officeooo:rsid="0017550a" officeooo:paragraph-rsid="0017550a"/>
    </style:style>
    <style:style style:name="P4" style:family="paragraph" style:parent-style-name="Normal">
      <style:paragraph-properties fo:line-height="110%"/>
    </style:style>
    <style:style style:name="P5" style:family="paragraph" style:parent-style-name="Normal">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6" style:family="paragraph" style:parent-style-name="Text_20_body">
      <style:paragraph-properties fo:text-align="justify" style:justify-single-word="false"/>
      <style:text-properties style:font-name="Times New Roman" officeooo:rsid="001e07a3" officeooo:paragraph-rsid="001e07a3"/>
    </style:style>
    <style:style style:name="P7" style:family="paragraph" style:parent-style-name="Text_20_body">
      <style:text-properties style:font-name="Times New Roman" officeooo:rsid="001f9596" officeooo:paragraph-rsid="001f9596"/>
    </style:style>
    <style:style style:name="P8" style:family="paragraph" style:parent-style-name="Text_20_body">
      <style:paragraph-properties fo:text-align="justify" style:justify-single-word="false"/>
      <style:text-properties style:font-name="Times New Roman" officeooo:rsid="00217282" officeooo:paragraph-rsid="00217282"/>
    </style:style>
    <style:style style:name="P9" style:family="paragraph" style:parent-style-name="Table_20_Contents">
      <style:paragraph-properties fo:text-align="center" style:justify-single-word="false"/>
      <style:text-properties style:font-name="Times New Roman" officeooo:rsid="002cd39f" officeooo:paragraph-rsid="002cd39f"/>
    </style:style>
    <style:style style:name="P10" style:family="paragraph" style:parent-style-name="Text_20_body">
      <style:paragraph-properties fo:text-align="start" style:justify-single-word="false"/>
      <style:text-properties style:font-name="Times New Roman" officeooo:rsid="002cd39f" officeooo:paragraph-rsid="002cd39f"/>
    </style:style>
    <style:style style:name="P11" style:family="paragraph" style:parent-style-name="Table_20_Contents">
      <style:paragraph-properties fo:text-align="center" style:justify-single-word="false"/>
      <style:text-properties style:font-name="Times New Roman" officeooo:rsid="002ce2d3" officeooo:paragraph-rsid="002ce2d3"/>
    </style:style>
    <style:style style:name="P12" style:family="paragraph" style:parent-style-name="Text_20_body">
      <style:paragraph-properties fo:text-align="justify" style:justify-single-word="false"/>
      <style:text-properties style:font-name="Times New Roman" officeooo:rsid="002b517b" officeooo:paragraph-rsid="002b517b"/>
    </style:style>
    <style:style style:name="P13" style:family="paragraph" style:parent-style-name="Normal">
      <style:paragraph-properties fo:text-align="center" style:justify-single-word="false"/>
      <style:text-properties fo:font-size="16pt" style:font-size-asian="16pt"/>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cd39f" officeooo:paragraph-rsid="002cd39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Normal">
      <style:text-properties officeooo:paragraph-rsid="0018766c"/>
    </style:style>
    <style:style style:name="P16" style:family="paragraph" style:parent-style-name="Normal">
      <style:paragraph-properties fo:text-align="center" style:justify-single-word="fals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17" style:family="paragraph" style:parent-style-name="Text_20_body">
      <style:paragraph-properties fo:text-align="justify" style:justify-single-word="false"/>
      <style:text-properties officeooo:rsid="001e07a3" officeooo:paragraph-rsid="001e07a3"/>
    </style:style>
    <style:style style:name="P18" style:family="paragraph" style:parent-style-name="Text_20_body">
      <style:paragraph-properties fo:text-align="justify" style:justify-single-word="false"/>
      <style:text-properties style:font-name="Ubuntu Mono" officeooo:rsid="001e07a3" officeooo:paragraph-rsid="001e07a3"/>
    </style:style>
    <style:style style:name="P19" style:family="paragraph" style:parent-style-name="Text_20_body">
      <style:paragraph-properties fo:text-align="justify" style:justify-single-word="false"/>
      <style:text-properties officeooo:rsid="0023d169" officeooo:paragraph-rsid="0023d169"/>
    </style:style>
    <style:style style:name="P20" style:family="paragraph" style:parent-style-name="Text_20_body">
      <style:paragraph-properties fo:text-align="justify" style:justify-single-word="false"/>
      <style:text-properties officeooo:rsid="0025790a" officeooo:paragraph-rsid="0025790a"/>
    </style:style>
    <style:style style:name="P21" style:family="paragraph" style:parent-style-name="Text_20_body">
      <style:text-properties officeooo:rsid="0025ce32" officeooo:paragraph-rsid="0025ce32"/>
    </style:style>
    <style:style style:name="P22" style:family="paragraph" style:parent-style-name="Text_20_body">
      <style:paragraph-properties fo:text-align="justify" style:justify-single-word="false"/>
      <style:text-properties officeooo:rsid="0029e6af" officeooo:paragraph-rsid="0029e6af"/>
    </style:style>
    <style:style style:name="P23" style:family="paragraph" style:parent-style-name="Text_20_body">
      <style:paragraph-properties fo:text-align="justify" style:justify-single-word="false"/>
      <style:text-properties officeooo:rsid="002a9692" officeooo:paragraph-rsid="002a9692"/>
    </style:style>
    <style:style style:name="P24" style:family="paragraph" style:parent-style-name="Text_20_body">
      <style:paragraph-properties fo:text-align="justify" style:justify-single-word="false"/>
      <style:text-properties officeooo:rsid="002b517b" officeooo:paragraph-rsid="002b517b"/>
    </style:style>
    <style:style style:name="P25" style:family="paragraph" style:parent-style-name="Text_20_body">
      <style:paragraph-properties fo:text-align="center" style:justify-single-word="false"/>
      <style:text-properties officeooo:rsid="002b517b" officeooo:paragraph-rsid="002b517b"/>
    </style:style>
    <style:style style:name="P26" style:family="paragraph" style:parent-style-name="Text_20_body">
      <style:paragraph-properties fo:text-align="justify" style:justify-single-word="false"/>
      <style:text-properties officeooo:rsid="002cd39f" officeooo:paragraph-rsid="002cd39f"/>
    </style:style>
    <style:style style:name="P27" style:family="paragraph" style:parent-style-name="Text_20_body">
      <style:paragraph-properties fo:text-align="justify" style:justify-single-word="false"/>
      <style:text-properties officeooo:rsid="002ce2d3" officeooo:paragraph-rsid="002ce2d3"/>
    </style:style>
    <style:style style:name="P28" style:family="paragraph" style:parent-style-name="Text_20_body">
      <style:paragraph-properties fo:text-align="justify" style:justify-single-word="false"/>
      <style:text-properties officeooo:rsid="0030ecdc" officeooo:paragraph-rsid="0030ecdc"/>
    </style:style>
    <style:style style:name="P29" style:family="paragraph" style:parent-style-name="Text_20_body">
      <style:paragraph-properties fo:text-align="justify" style:justify-single-word="false"/>
      <style:text-properties officeooo:rsid="00313e61" officeooo:paragraph-rsid="00313e61"/>
    </style:style>
    <style:style style:name="P30" style:family="paragraph" style:parent-style-name="Text_20_body">
      <style:paragraph-properties fo:text-align="justify" style:justify-single-word="false"/>
      <style:text-properties officeooo:rsid="0032ca75" officeooo:paragraph-rsid="0032ca75"/>
    </style:style>
    <style:style style:name="P31" style:family="paragraph" style:parent-style-name="Text_20_body">
      <style:paragraph-properties fo:text-align="justify" style:justify-single-word="false"/>
      <style:text-properties officeooo:rsid="00339a84" officeooo:paragraph-rsid="00339a84"/>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2">
      <style:paragraph-properties>
        <style:tab-stops>
          <style:tab-stop style:position="6.4929in" style:type="right" style:leader-style="dotted" style:leader-text="."/>
        </style:tab-stops>
      </style:paragraph-properties>
    </style:style>
    <style:style style:name="P34" style:family="paragraph" style:parent-style-name="Contents_20_2">
      <style:paragraph-properties>
        <style:tab-stops>
          <style:tab-stop style:position="6.0701in" style:type="right" style:leader-style="dotted" style:leader-text="."/>
        </style:tab-stops>
      </style:paragraph-properties>
    </style:style>
    <style:style style:name="P35" style:family="paragraph" style:parent-style-name="Contents_20_3">
      <style:paragraph-properties>
        <style:tab-stops>
          <style:tab-stop style:position="6.2992in" style:type="right" style:leader-style="dotted" style:leader-text="."/>
        </style:tab-stops>
      </style:paragraph-properties>
    </style:style>
    <style:style style:name="P36" style:family="paragraph" style:parent-style-name="Heading_20_1">
      <style:paragraph-properties fo:break-before="page"/>
      <style:text-properties fo:font-style="normal" officeooo:rsid="001c751b" officeooo:paragraph-rsid="001c751b" style:font-style-asian="normal" style:font-style-complex="normal"/>
    </style:style>
    <style:style style:name="P37" style:family="paragraph" style:parent-style-name="Heading_20_1">
      <style:text-properties officeooo:rsid="0037fd16" officeooo:paragraph-rsid="0037fd16"/>
    </style:style>
    <style:style style:name="P38" style:family="paragraph" style:parent-style-name="Heading_20_1">
      <style:paragraph-properties fo:break-before="page"/>
      <style:text-properties officeooo:rsid="0037fd16" officeooo:paragraph-rsid="0037fd16"/>
    </style:style>
    <style:style style:name="P39" style:family="paragraph" style:parent-style-name="Heading_20_2">
      <style:text-properties fo:font-style="italic" style:font-style-asian="italic" style:font-style-complex="italic"/>
    </style:style>
    <style:style style:name="P40" style:family="paragraph" style:parent-style-name="Heading_20_2">
      <style:text-properties fo:font-style="italic" officeooo:rsid="003b5f33" officeooo:paragraph-rsid="003c6453" style:font-style-asian="italic" style:font-style-complex="italic"/>
    </style:style>
    <style:style style:name="P41" style:family="paragraph" style:parent-style-name="Heading_20_2">
      <style:text-properties officeooo:rsid="003b5f33" officeooo:paragraph-rsid="003b5f33"/>
    </style:style>
    <style:style style:name="P42" style:family="paragraph" style:parent-style-name="Heading_20_2">
      <style:text-properties officeooo:rsid="003c6453" officeooo:paragraph-rsid="003c6453"/>
    </style:style>
    <style:style style:name="P43" style:family="paragraph" style:parent-style-name="Heading_20_2">
      <style:text-properties officeooo:rsid="003de4f4" officeooo:paragraph-rsid="003de4f4"/>
    </style:style>
    <style:style style:name="P44" style:family="paragraph" style:parent-style-name="Heading_20_2">
      <style:text-properties officeooo:rsid="003f62d4" officeooo:paragraph-rsid="003f62d4"/>
    </style:style>
    <style:style style:name="P45" style:family="paragraph" style:parent-style-name="Heading_20_2">
      <style:text-properties officeooo:rsid="003ffbc6" officeooo:paragraph-rsid="003ffbc6"/>
    </style:style>
    <style:style style:name="P46" style:family="paragraph" style:parent-style-name="Normal">
      <style:paragraph-properties fo:text-align="center" style:justify-single-word="false"/>
      <style:text-properties fo:color="#000000" loext:opacity="100%" style:font-name="Liberation Sans" fo:font-size="36pt" fo:font-weight="bold" style:font-size-asian="36pt" style:font-weight-asian="bold" style:font-name-complex="Times New Roman"/>
    </style:style>
    <style:style style:name="P47" style:family="paragraph" style:parent-style-name="Normal">
      <style:paragraph-properties fo:text-align="center" style:justify-single-word="false"/>
      <style:text-properties fo:font-variant="small-caps" style:use-window-font-color="true" loext:opacity="0%" style:font-name="Liberation Sans" fo:font-size="16pt" fo:font-weight="bold" officeooo:rsid="0042c4fd" officeooo:paragraph-rsid="0042c4fd" style:font-size-asian="16pt" style:font-weight-asian="bold" style:font-name-complex="Times New Roman" style:font-size-complex="16pt"/>
    </style:style>
    <style:style style:name="P48" style:family="paragraph" style:parent-style-name="Normal">
      <style:paragraph-properties fo:text-align="center" style:justify-single-word="fals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49" style:family="paragraph" style:parent-style-name="Normal">
      <style:paragraph-properties fo:text-align="center" style:justify-single-word="false"/>
      <style:text-properties style:font-name="Times New Roman" fo:font-size="14pt" fo:font-weight="bold" officeooo:paragraph-rsid="0018766c" style:font-size-asian="14pt" style:font-weight-asian="bold" style:font-name-complex="Times New Roman" style:font-size-complex="14pt"/>
    </style:style>
    <style:style style:name="P50" style:family="paragraph" style:parent-style-name="Normal">
      <style:paragraph-properties fo:text-align="center" style:justify-single-word="false"/>
      <style:text-properties style:font-name="Times New Roman" fo:font-size="14pt" style:font-size-asian="14pt" style:font-name-complex="Times New Roman" style:font-size-complex="14pt"/>
    </style:style>
    <style:style style:name="P51" style:family="paragraph" style:parent-style-name="Normal">
      <style:paragraph-properties fo:text-align="center" style:justify-single-word="false"/>
    </style:style>
    <style:style style:name="P52" style:family="paragraph" style:parent-style-name="Normal">
      <style:paragraph-properties fo:text-align="center" style:justify-single-word="false"/>
      <style:text-properties officeooo:paragraph-rsid="00139c3a"/>
    </style:style>
    <style:style style:name="P53" style:family="paragraph" style:parent-style-name="Normal">
      <style:paragraph-properties fo:text-align="center" style:justify-single-word="false"/>
      <style:text-properties officeooo:paragraph-rsid="0042c4fd"/>
    </style:style>
    <style:style style:name="P54" style:family="paragraph" style:parent-style-name="Normal">
      <style:paragraph-properties fo:text-align="center" style:justify-single-word="false"/>
      <style:text-properties style:font-name="Liberation Sans" fo:font-size="16pt" fo:font-weight="bold" style:font-size-asian="16pt" style:font-weight-asian="bold" style:font-name-complex="Times New Roman"/>
    </style:style>
    <style:style style:name="P55" style:family="paragraph" style:parent-style-name="Normal">
      <style:paragraph-properties fo:text-align="center" style:justify-single-word="false"/>
      <style:text-properties style:font-name="Liberation Sans" fo:font-size="16pt" officeooo:rsid="00139c3a" officeooo:paragraph-rsid="00139c3a" style:font-size-asian="16pt" style:font-name-complex="Times New Roman"/>
    </style:style>
    <style:style style:name="P56" style:family="paragraph" style:parent-style-name="Preformatted_20_Text">
      <style:text-properties officeooo:paragraph-rsid="003f62d4"/>
    </style:style>
    <style:style style:name="P57" style:family="paragraph" style:parent-style-name="Preformatted_20_Text">
      <style:text-properties officeooo:paragraph-rsid="00419253"/>
    </style:style>
    <style:style style:name="P58" style:family="paragraph" style:parent-style-name="Text_20_body" style:list-style-name="L1">
      <style:paragraph-properties fo:text-align="justify" style:justify-single-word="false"/>
      <style:text-properties style:font-name="Ubuntu Mono" officeooo:rsid="00217282" officeooo:paragraph-rsid="00217282"/>
    </style:style>
    <style:style style:name="P59" style:family="paragraph" style:parent-style-name="Text_20_body" style:list-style-name="L3">
      <style:paragraph-properties fo:text-align="justify" style:justify-single-word="false"/>
      <style:text-properties style:font-name="Ubuntu Mono" officeooo:rsid="0025ce32" officeooo:paragraph-rsid="0025ce32"/>
    </style:style>
    <style:style style:name="P60" style:family="paragraph" style:parent-style-name="Text_20_body">
      <style:paragraph-properties fo:text-align="justify" style:justify-single-word="false"/>
      <style:text-properties style:font-name="Ubuntu Mono" officeooo:rsid="001e07a3" officeooo:paragraph-rsid="001e07a3"/>
    </style:style>
    <style:style style:name="P61" style:family="paragraph" style:parent-style-name="Text_20_body" style:list-style-name="L1">
      <style:paragraph-properties fo:text-align="justify" style:justify-single-word="false"/>
      <style:text-properties style:font-name="Times New Roman" officeooo:rsid="00217282" officeooo:paragraph-rsid="00217282"/>
    </style:style>
    <style:style style:name="P62" style:family="paragraph" style:parent-style-name="Text_20_body" style:list-style-name="L2">
      <style:paragraph-properties fo:text-align="justify" style:justify-single-word="false"/>
      <style:text-properties style:font-name="Times New Roman" officeooo:rsid="0023d169" officeooo:paragraph-rsid="0023d169"/>
    </style:style>
    <style:style style:name="P63" style:family="paragraph" style:parent-style-name="Text_20_body" style:list-style-name="L4">
      <style:paragraph-properties fo:text-align="justify" style:justify-single-word="false"/>
      <style:text-properties officeooo:rsid="0030ecdc" officeooo:paragraph-rsid="0030ecdc"/>
    </style:style>
    <style:style style:name="P64" style:family="paragraph" style:parent-style-name="Text_20_body" style:list-style-name="L5">
      <style:paragraph-properties fo:text-align="justify" style:justify-single-word="false"/>
      <style:text-properties officeooo:rsid="00313e61" officeooo:paragraph-rsid="00313e61"/>
    </style:style>
    <style:style style:name="P65" style:family="paragraph" style:parent-style-name="Text_20_body">
      <style:paragraph-properties fo:text-align="justify" style:justify-single-word="false"/>
      <style:text-properties officeooo:rsid="0034b410" officeooo:paragraph-rsid="0034b410"/>
    </style:style>
    <style:style style:name="P66" style:family="paragraph" style:parent-style-name="Text_20_body">
      <style:paragraph-properties fo:text-align="justify" style:justify-single-word="false"/>
      <style:text-properties officeooo:rsid="0034b410" officeooo:paragraph-rsid="0035b067"/>
    </style:style>
    <style:style style:name="P67" style:family="paragraph" style:parent-style-name="Text_20_body" style:list-style-name="L6">
      <style:paragraph-properties fo:text-align="justify" style:justify-single-word="false"/>
      <style:text-properties style:font-name="Ubuntu Mono" officeooo:rsid="0035b067" officeooo:paragraph-rsid="0035b067"/>
    </style:style>
    <style:style style:name="P68" style:family="paragraph" style:parent-style-name="Text_20_body">
      <style:paragraph-properties fo:text-align="justify" style:justify-single-word="false"/>
      <style:text-properties style:font-name="Times New Roman" officeooo:rsid="0035b067" officeooo:paragraph-rsid="0035b067"/>
    </style:style>
    <style:style style:name="P69" style:family="paragraph" style:parent-style-name="Text_20_body">
      <style:paragraph-properties fo:text-align="justify" style:justify-single-word="false"/>
      <style:text-properties style:font-name="Times New Roman" officeooo:rsid="00373300" officeooo:paragraph-rsid="00373300"/>
    </style:style>
    <style:style style:name="P70" style:family="paragraph" style:parent-style-name="Text_20_body">
      <style:paragraph-properties fo:text-align="justify" style:justify-single-word="false"/>
      <style:text-properties officeooo:rsid="001e07a3" officeooo:paragraph-rsid="001e07a3"/>
    </style:style>
    <style:style style:name="P71" style:family="paragraph" style:parent-style-name="Título" style:master-page-name="First_20_Page">
      <style:paragraph-properties fo:text-align="center" style:justify-single-word="false" style:page-number="auto" fo:break-before="pag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72" style:family="paragraph" style:parent-style-name="Título">
      <style:paragraph-properties fo:text-align="center" style:justify-single-word="false"/>
      <style:text-properties fo:font-variant="small-caps" fo:color="#000000" loext:opacity="100%" style:font-name="Times New Roman" fo:font-size="22pt" fo:font-weight="bold" officeooo:rsid="0018766c" officeooo:paragraph-rsid="0018766c" style:font-size-asian="22pt" style:font-weight-asian="bold" style:font-name-complex="Times New Roman" style:font-size-complex="22pt"/>
    </style:style>
    <style:style style:name="P73" style:family="paragraph" style:parent-style-name="Título">
      <style:paragraph-properties fo:text-align="center" style:justify-single-word="false"/>
      <style:text-properties fo:color="#000000" loext:opacity="100%" style:font-name="Liberation Sans" fo:font-size="22pt" fo:font-weight="bold" officeooo:paragraph-rsid="0018766c" style:font-size-asian="22pt" style:font-weight-asian="bold" style:font-name-complex="Times New Roman" style:font-size-complex="22pt"/>
    </style:style>
    <style:style style:name="P74" style:family="paragraph" style:parent-style-name="Título">
      <style:paragraph-properties fo:text-align="center" style:justify-single-word="false"/>
      <style:text-properties officeooo:paragraph-rsid="00139c3a"/>
    </style:style>
    <style:style style:name="P75" style:family="paragraph">
      <style:paragraph-properties fo:text-align="center"/>
    </style:style>
    <style:style style:name="P76" style:family="paragraph">
      <loext:graphic-properties draw:fill-color="#000000"/>
      <style:paragraph-properties fo:text-align="center"/>
    </style:style>
    <style:style style:name="P77" style:family="paragraph">
      <loext:graphic-properties draw:fill="none"/>
    </style:style>
    <style:style style:name="T1" style:family="text">
      <style:text-properties officeooo:rsid="0016c5ea"/>
    </style:style>
    <style:style style:name="T2" style:family="text">
      <style:text-properties fo:color="#000000" loext:opacity="100%" style:font-name="Times New Roman" fo:font-size="10pt" style:font-size-asian="10pt" style:font-name-complex="Times New Roman" style:font-size-complex="10pt"/>
    </style:style>
    <style:style style:name="T3" style:family="text">
      <style:text-properties fo:color="#8496b0" loext:opacity="100%" style:font-name="Times New Roman" fo:letter-spacing="0.0417in" style:font-name-complex="Times New Roman"/>
    </style:style>
    <style:style style:name="T4" style:family="text">
      <style:text-properties fo:color="#8496b0" loext:opacity="100%" style:font-name="Times New Roman" style:font-name-complex="Times New Roman"/>
    </style:style>
    <style:style style:name="T5" style:family="text">
      <style:text-properties fo:color="#323e4f" loext:opacity="100%" style:font-name="Times New Roman" style:font-name-complex="Times New Roman"/>
    </style:style>
    <style:style style:name="T6" style:family="text">
      <style:text-properties style:font-name="Times New Roman"/>
    </style:style>
    <style:style style:name="T7" style:family="text">
      <style:text-properties style:font-name="Times New Roman" fo:font-size="14pt" fo:font-weight="bold" style:font-size-asian="14pt" style:font-weight-asian="bold" style:font-name-complex="Times New Roman"/>
    </style:style>
    <style:style style:name="T8" style:family="text">
      <style:text-properties style:font-name="Times New Roman" fo:font-size="14pt" style:font-size-asian="14pt" style:font-name-complex="Times New Roman"/>
    </style:style>
    <style:style style:name="T9" style:family="text">
      <style:text-properties style:font-name="Times New Roman" fo:font-size="14pt" style:font-size-asian="14pt" style:font-name-complex="Times New Roman" style:font-size-complex="14pt"/>
    </style:style>
    <style:style style:name="T10" style:family="text">
      <style:text-properties style:font-name="Times New Roman" officeooo:rsid="0025790a"/>
    </style:style>
    <style:style style:name="T11" style:family="text">
      <style:text-properties style:font-name="Times New Roman" officeooo:rsid="002b517b"/>
    </style:style>
    <style:style style:name="T12" style:family="text">
      <style:text-properties style:font-name="Times New Roman" officeooo:rsid="002cd39f"/>
    </style:style>
    <style:style style:name="T13" style:family="text">
      <style:text-properties style:font-name="Times New Roman" officeooo:rsid="002e82f0"/>
    </style:style>
    <style:style style:name="T14" style:family="text">
      <style:text-properties style:font-name="Times New Roman" officeooo:rsid="0026a87e"/>
    </style:style>
    <style:style style:name="T15" style:family="text">
      <style:text-properties style:font-name="Times New Roman" officeooo:rsid="0034b06f"/>
    </style:style>
    <style:style style:name="T16" style:family="text">
      <style:text-properties style:font-name="Times New Roman" officeooo:rsid="00313e61"/>
    </style:style>
    <style:style style:name="T17" style:family="text">
      <style:text-properties style:font-name="Times New Roman" style:font-name-complex="Times New Roman"/>
    </style:style>
    <style:style style:name="T18" style:family="text">
      <style:text-properties style:font-name="Times New Roman" fo:font-weight="bold" style:font-weight-asian="bold" style:font-name-complex="Times New Roman"/>
    </style:style>
    <style:style style:name="T19" style:family="text">
      <style:text-properties fo:font-variant="small-caps" officeooo:rsid="0018766c" style:font-size-complex="24pt"/>
    </style:style>
    <style:style style:name="T20" style:family="text">
      <style:text-properties fo:font-variant="small-caps" fo:letter-spacing="-0.0071in" officeooo:rsid="0018766c" style:letter-kerning="true" style:font-name-asian="Times New Roman" style:language-asian="en" style:country-asian="US" style:font-size-complex="24pt" style:language-complex="ar" style:country-complex="SA"/>
    </style:style>
    <style:style style:name="T21" style:family="text">
      <style:text-properties fo:font-variant="small-caps" fo:letter-spacing="-0.0071in" officeooo:rsid="0018766c" style:letter-kerning="true" style:font-name-asian="Times New Roman" style:language-asian="en" style:country-asian="US" style:language-complex="ar" style:country-complex="SA"/>
    </style:style>
    <style:style style:name="T22" style:family="text">
      <style:text-properties fo:font-variant="small-caps" fo:color="#000000" loext:opacity="100%" style:font-name="Liberation Sans" fo:font-size="36pt" fo:font-weight="bold" officeooo:rsid="00139c3a" style:font-size-asian="36pt" style:font-weight-asian="bold" style:font-name-complex="Times New Roman"/>
    </style:style>
    <style:style style:name="T23" style:family="text">
      <style:text-properties fo:font-variant="small-caps" fo:color="#000000" loext:opacity="100%" style:font-name="Liberation Sans" fo:font-size="72pt" fo:font-weight="bold" officeooo:rsid="00139c3a" style:font-size-asian="72pt" style:language-asian="es" style:country-asian="ES" style:font-weight-asian="bold" style:font-name-complex="Times New Roman"/>
    </style:style>
    <style:style style:name="T24" style:family="text">
      <style:text-properties fo:font-variant="small-caps" fo:color="#000000" loext:opacity="100%" style:font-name="Liberation Sans" fo:font-size="72pt" fo:font-weight="bold" officeooo:rsid="0042c4fd" style:font-size-asian="72pt" style:language-asian="es" style:country-asian="ES" style:font-weight-asian="bold" style:font-name-complex="Times New Roman"/>
    </style:style>
    <style:style style:name="T25" style:family="text">
      <style:text-properties fo:font-variant="small-caps" fo:color="#000000" loext:opacity="100%" style:font-name="Liberation Sans" fo:font-weight="bold" officeooo:rsid="0042c4fd" style:language-asian="es" style:country-asian="ES" style:font-weight-asian="bold" style:font-name-complex="Times New Roman"/>
    </style:style>
    <style:style style:name="T26" style:family="text">
      <style:text-properties fo:font-variant="small-caps" fo:color="#000000" loext:opacity="100%" style:font-name="Liberation Sans" fo:font-weight="bold" officeooo:rsid="00139c3a" style:language-asian="es" style:country-asian="ES" style:font-weight-asian="bold" style:font-name-complex="Times New Roman"/>
    </style:style>
    <style:style style:name="T27" style:family="text">
      <style:text-properties fo:font-variant="small-caps" fo:color="#000000" loext:opacity="100%" style:font-name="Liberation Sans" fo:font-size="28pt" fo:font-weight="bold" officeooo:rsid="0042c4fd" style:font-size-asian="24.5pt" style:language-asian="es" style:country-asian="ES" style:font-weight-asian="bold" style:font-name-complex="Times New Roman" style:font-size-complex="28pt"/>
    </style:style>
    <style:style style:name="T28" style:family="text">
      <style:text-properties fo:font-variant="small-caps" fo:color="#000000" loext:opacity="100%" style:font-name="Liberation Sans" fo:font-size="28pt" fo:font-weight="bold" officeooo:rsid="00139c3a" style:font-size-asian="24.5pt" style:language-asian="es" style:country-asian="ES" style:font-weight-asian="bold" style:font-name-complex="Times New Roman" style:font-size-complex="28pt"/>
    </style:style>
    <style:style style:name="T29" style:family="text">
      <style:text-properties fo:font-variant="small-caps" fo:color="#000000" loext:opacity="100%" style:font-name="Liberation Sans" fo:font-size="40pt" fo:font-weight="bold" officeooo:rsid="00139c3a" style:font-size-asian="35pt" style:language-asian="es" style:country-asian="ES" style:font-weight-asian="bold" style:font-name-complex="Times New Roman" style:font-size-complex="40pt"/>
    </style:style>
    <style:style style:name="T30" style:family="text">
      <style:text-properties fo:font-variant="small-caps" fo:color="#000000" loext:opacity="100%" style:font-name="Liberation Sans" fo:font-size="24pt" fo:font-weight="bold" officeooo:rsid="0042c4fd" style:font-size-asian="24pt" style:language-asian="es" style:country-asian="ES" style:font-weight-asian="bold" style:font-name-complex="Times New Roman" style:font-size-complex="24pt"/>
    </style:style>
    <style:style style:name="T31" style:family="text">
      <style:text-properties fo:font-variant="small-caps" officeooo:rsid="0018766c"/>
    </style:style>
    <style:style style:name="T32" style:family="text">
      <style:text-properties style:font-name="Liberation Sans" fo:font-size="18pt" fo:font-weight="bold" style:font-name-asian="Noto Sans CJK SC" style:font-size-asian="18pt" style:font-weight-asian="bold" style:font-size-complex="18pt" style:font-weight-complex="bold"/>
    </style:style>
    <style:style style:name="T33" style:family="text">
      <style:text-properties style:font-name="Liberation Sans" fo:font-size="18pt" fo:font-weight="bold" officeooo:rsid="0037fd16" style:font-name-asian="Noto Sans CJK SC" style:font-size-asian="18pt" style:font-weight-asian="bold" style:font-size-complex="18pt" style:font-weight-complex="bold"/>
    </style:style>
    <style:style style:name="T34" style:family="text">
      <style:text-properties style:font-name="Liberation Sans" fo:font-size="18pt" fo:font-weight="bold" officeooo:rsid="00458264" style:font-name-asian="Noto Sans CJK SC" style:font-size-asian="18pt" style:font-weight-asian="bold" style:font-size-complex="18pt" style:font-weight-complex="bold"/>
    </style:style>
    <style:style style:name="T35" style:family="text">
      <style:text-properties style:font-name="Ubuntu Mono"/>
    </style:style>
    <style:style style:name="T36" style:family="text">
      <style:text-properties style:font-name="Ubuntu Mono" officeooo:rsid="0025790a"/>
    </style:style>
    <style:style style:name="T37" style:family="text">
      <style:text-properties officeooo:rsid="002ce2d3"/>
    </style:style>
    <style:style style:name="T38" style:family="text">
      <style:text-properties officeooo:rsid="00313923"/>
    </style:style>
    <style:style style:name="T39" style:family="text">
      <style:text-properties officeooo:rsid="0035b067"/>
    </style:style>
    <style:style style:name="T40" style:family="text">
      <style:text-properties style:font-name="Liberation Sans"/>
    </style:style>
    <style:style style:name="T41" style:family="text">
      <style:text-properties style:font-name="Times New Roman"/>
    </style:style>
    <style:style style:name="T42" style:family="text">
      <style:text-properties officeooo:rsid="00373300"/>
    </style:style>
    <style:style style:name="T43" style:family="text">
      <style:text-properties officeooo:rsid="0037fd16"/>
    </style:style>
    <style:style style:name="T44" style:family="text">
      <style:text-properties officeooo:rsid="003c6453"/>
    </style:style>
    <style:style style:name="T45" style:family="text">
      <style:text-properties fo:font-style="italic" style:font-style-asian="italic" style:font-style-complex="italic"/>
    </style:style>
    <style:style style:name="T46" style:family="text">
      <style:text-properties fo:font-style="italic" officeooo:rsid="0037fd16"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solid" svg:stroke-width="0.0173in" svg:stroke-color="#767171" svg:stroke-opacity="100%" draw:stroke-linejoin="miter" svg:stroke-linecap="butt" draw:fill="none" fo:min-height="0in" fo:min-width="0in" fo:padding-top="0.0016in" fo:padding-bottom="0.0016in" fo:padding-left="0.0016in" fo:padding-right="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16"/>
      <text:p text:style-name="P16"/>
      <text:p text:style-name="P16"/>
      <text:p text:style-name="P72"/>
      <text:p text:style-name="P73"><text:span text:style-name="T31">Programaci</text:span><text:span text:style-name="T21">ón Concurrente y Tiempo Real</text:span></text:p>
      <text:p text:style-name="P46"/>
      <text:p text:style-name="P74"><text:span text:style-name="T22"><text:title>Actividad de Ada</text:title></text:span></text:p>
      <text:p text:style-name="P52"><text:span text:style-name="Fuente_20_de_20_párrafo_20_predeter."><text:span text:style-name="T28"/></text:span></text:p>
      <text:p text:style-name="P53"><text:span text:style-name="Fuente_20_de_20_párrafo_20_predeter."><text:span text:style-name="T30">Curso 2022/2023</text:span></text:span></text:p>
      <text:p text:style-name="P53"><text:span text:style-name="Fuente_20_de_20_párrafo_20_predeter."><text:span text:style-name="T30"/></text:span></text:p>
      <text:p text:style-name="P53"><text:span text:style-name="Fuente_20_de_20_párrafo_20_predeter."><text:span text:style-name="T30"/></text:span></text:p>
      <text:p text:style-name="P47">Escuela Superior de Informática</text:p>
      <text:p text:style-name="P47">Universidad de Castilla-La Mancha</text:p>
      <text:p text:style-name="P13"/>
      <text:p text:style-name="P54">Integrantes:</text:p>
      <text:p text:style-name="P55">Noelia Díaz-Alejo Alejo</text:p>
      <text:p text:style-name="P55">Samuel Espejo Gil</text:p>
      <text:p text:style-name="P50"/>
      <text:p text:style-name="P50"/>
      <text:p text:style-name="P51"><text:span text:style-name="Fuente_20_de_20_párrafo_20_predeter."><text:span text:style-name="T9"/></text:span></text:p>
      <text:p text:style-name="P49"><text:span text:style-name="T18"/></text:p>
      <text:p text:style-name="P15"/>
      <text:table-of-content text:style-name="Sect1" text:protected="true" text:name="Table of Contents1">
        <text:table-of-content-source text:outline-level="6">
          <text:index-title-template text:style-nam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6860_669682964" text:style-name="Index_20_Link" text:visited-style-name="Index_20_Link">Ejercicios<text:tab/>2</text:a></text:p>
          <text:p text:style-name="P34"><text:a xlink:type="simple" xlink:href="#__RefHeading___Toc763_2487005653" text:style-name="Index_20_Link" text:visited-style-name="Index_20_Link">Compilación y Ejecución<text:tab/>6</text:a></text:p>
          <text:p text:style-name="P34"><text:a xlink:type="simple" xlink:href="#__RefHeading___Toc765_2487005653" text:style-name="Index_20_Link" text:visited-style-name="Index_20_Link">Anexo – Ficheros .ads / .adb<text:tab/>7</text:a></text:p>
        </text:index-body>
      </text:table-of-content>
      <text:h text:style-name="P37" text:outline-level="2" text:is-list-header="true"/>
      <text:h text:style-name="P38" text:outline-level="2"><text:bookmark-start text:name="__RefHeading___Toc16860_669682964"/>Ejercicios<text:bookmark-end text:name="__RefHeading___Toc16860_669682964"/></text:h>
      <text:p text:style-name="P39"><text:bookmark-start text:name="__RefHeading___Toc536_1635345198"/>Ejercicio 1<text:bookmark-end text:name="__RefHeading___Toc536_1635345198"/></text:p>
      <text:p text:style-name="P7">Es un ejercicio simple que sólo requiere 3 instrucciones. 2 de muestra de mensaje y el uso de un delay tal y como se pide.</text:p>
      <text:p text:style-name="P39"><text:bookmark-start text:name="__RefHeading___Toc596_2487005653"/>Ejercicio 2<text:bookmark-end text:name="__RefHeading___Toc596_2487005653"/></text:p>
      <text:p text:style-name="P8">Se debe implementar el paquete tarea y el main. La tarea tiene 2 posibles puntos de entrada:</text:p>
      <text:list xml:id="list2157740252" text:style-name="L1">
        <text:list-item>
          <text:p text:style-name="P58">EsPar (N : Integer)</text:p>
          <text:p text:style-name="P61">Debe comprobar si el número pasado, N, es par o impar, indicándolo por pantalla y sumando a un contador dependiendo del tipo que sea.</text:p>
        </text:list-item>
        <text:list-item>
          <text:p text:style-name="P58">EstadoConsultas</text:p>
          <text:p text:style-name="P61">No recibe parámetros y debe mostrar por pantalla el estado de los contadores</text:p>
        </text:list-item>
      </text:list>
      <text:p text:style-name="P8">El main tiene una tarea y un número. Es un bucle constante que muestra el estado de la tarea y pide al usuario un número que le pasa a la tarea, previamente comprobando si es 0 en cuyo caso sale del bucle y termina la tarea.</text:p>
      <text:p text:style-name="P39"><text:bookmark-start text:name="__RefHeading___Toc598_2487005653"/>Ejercicio 3<text:bookmark-end text:name="__RefHeading___Toc598_2487005653"/></text:p>
      <text:p text:style-name="P19">La tarea peri<text:span text:style-name="T6">ódica está modelada en el paquete </text:span><text:span text:style-name="T36">pkg_tarea</text:span><text:span text:style-name="T10"> mediante el tipo </text:span><text:span text:style-name="T36">tarea_periodica_t</text:span><text:span text:style-name="T6">:</text:span></text:p>
      <text:list xml:id="list3216573942" text:style-name="L2">
        <text:list-item>
          <text:p text:style-name="P62">Esta contiene los datos dados como constantes además de la variable entera y otra para representar el inicio de la ejecución de cada tiempo de cómputo.</text:p>
        </text:list-item>
        <text:list-item>
          <text:p text:style-name="P62">Una vez se ha activado, tiene un bucle infinito para cada periodo en el que se inicializa la variable a 0, se hace el bucle de espera activa incrementando la variable. Al final, se muestra el estado de esta y esperamos a la siguiente activación.</text:p>
        </text:list-item>
      </text:list>
      <text:p text:style-name="P20">El resultado obtenido es lo m<text:span text:style-name="T6">ás parecido posible a las notas dadas en el enunciado.</text:span></text:p>
      <text:p text:style-name="P20">Para el main, se declaran las dos tareas y, mientras estas ejecutan, se hace como se pide. Se esperan 8 segundos, se abortan las tareas, se esperan 2 segundos y se muestra el fin de la ejecuci<text:span text:style-name="T6">ón.</text:span></text:p>
      <text:p text:style-name="P39"><text:bookmark-start text:name="__RefHeading___Toc600_2487005653"/>Ejercicio 4<text:bookmark-end text:name="__RefHeading___Toc600_2487005653"/></text:p>
      <text:p text:style-name="P21">Se pide crear el c<text:span text:style-name="T6">ódigo para la especificación dada. Donde los procedimientos </text:span><text:span text:style-name="T35">wait</text:span><text:span text:style-name="T6"> y </text:span><text:span text:style-name="T35">signal</text:span><text:span text:style-name="T6">, son una interfaz que llama a los procedimientos del semáforo:</text:span></text:p>
      <text:list xml:id="list1353133697" text:style-name="L3">
        <text:list-item>
          <text:p text:style-name="P59">signal<text:span text:style-name="T6">: Pone a 1 la variable entera, haciendo que la guarda del </text:span>wait<text:span text:style-name="T6"> se compruebe, </text:span><text:span text:style-name="T14">si es que fuese necesario,</text:span><text:span text:style-name="T6"> y se cumpla.</text:span></text:p>
        </text:list-item>
        <text:list-item>
          <text:p text:style-name="P59"><text:soft-page-break/>wait<text:span text:style-name="T6">: Tiene la guardia para sólo entrar cuando la variable entera vale 1, en cuyo caso cambia el valor a 0.</text:span></text:p>
        </text:list-item>
      </text:list>
      <text:p text:style-name="P39"><text:bookmark-start text:name="__RefHeading___Toc602_2487005653"/>Ejercicio 5<text:bookmark-end text:name="__RefHeading___Toc602_2487005653"/></text:p>
      <text:p text:style-name="P26">No se ha especificado las unidades que se usar<text:span text:style-name="T6">án para el tiempo, por lo que tomaremos las del Sistema Internacional, en segundos.</text:span></text:p>
      <text:p text:style-name="P22">Las tareas se han modelado para que muestren tanto el inicio y el final, adem<text:span text:style-name="T6">ás de indicar qué tarea son de la forma: "</text:span><text:span text:style-name="T35">[Tarea</text:span><text:span text:style-name="T6">" para el inicio y "</text:span><text:span text:style-name="T35">]</text:span><text:span text:style-name="T6">" para el final. Entre medias, se hace un </text:span><text:span text:style-name="T35">delay</text:span><text:span text:style-name="T6"> para modelar el tiempo de ejecución.</text:span></text:p>
      <text:p text:style-name="P23">En el main, se declara el tiempo del periodo secundario como una constante y tendremos una variable para saber cu<text:span text:style-name="T6">ándo realizar el siguiente ciclo. Este cálculo se hace como se especificó en clase para evitar la deriva acumulada y se realiza en cada ciclo secundario junto a sus correspondientes tareas y muestra de inicio y final del ciclo igual que como se hace con las tareas.</text:span></text:p>
      <text:p text:style-name="P23">El súper-periodo est<text:span text:style-name="T6">á representado con el bucle </text:span><text:span text:style-name="T11">infinito donde se realiza cada ciclo secundario. No es necesario especificar un tiempo de espera extra para este ya que el final del último periodo secundario marca el final del súper-periodo.</text:span></text:p>
      <text:p text:style-name="P12">Se han obtenido estos resultados para planificar el sistema:</text:p>
      <text:p text:style-name="P25"><draw:frame draw:style-name="fr1" draw:name="equ_supsubperiodo" text:anchor-type="as-char" svg:width="5.0161in" svg:height="0.4339in" draw:z-index="35"><draw:object xlink:href="./Object 1" xlink:type="simple" xlink:show="embed" xlink:actuate="onLoad"/><draw:image xlink:href="./ObjectReplacements/Object 1" xlink:type="simple" xlink:show="embed" xlink:actuate="onLoad"/></draw:frame></text:p>
      <text:p text:style-name="P24">Por lo que habr<text:span text:style-name="T6">á 4 sub-periodos, </text:span><text:span text:style-name="T12">cada uno de 25 segundos. Donde las tareas A y B se tendrán que ejecutar cada periodo secundario al coincidir estos. C y D se ejecutarán cada 2. E sólo se tiene que ejecutar una vez en cada super-periodo.</text:span></text:p>
      <text:p text:style-name="P27"><text:span text:style-name="T12">A</text:span><text:span text:style-name="T6">l ir planificando simplemente iremos colocando las tareas en cada ciclo si la suma de la ejecución de estas no supera el tiempo del ciclo.</text:span></text:p>
      <text:p text:style-name="P27">Cuando intentamos colocar D, no podemos hacerlo directamente en el 0 y 2<text:span text:style-name="T6">, por lo que l</text:span><text:span text:style-name="T13">a</text:span><text:span text:style-name="T6"> colocamos en el 1 y 3.</text:span></text:p>
      <text:p text:style-name="P27">Para E, realmente se puede colocar en cualquier ciclo, pero se ha decidido poner en el 1 ya que de esta forma nos sobra tiempo en cada ciclo dejando un poco de holgura para calcular cu<text:span text:style-name="T6">ándo debe ocurrir el siguiente ciclo.</text:span></text:p>
      <text:p text:style-name="P10">La planificación queda:</text:p>
      <table:table table:name="Planificación" table:style-name="Planificación" table:template-name="Elegant">
        <table:table-column table:style-name="Planificación.A"/>
        <table:table-column table:style-name="Planificación.B"/>
        <table:table-row table:style-name="Planificación.1">
          <table:table-cell table:style-name="Planificación.A1" office:value-type="string">
            <text:p text:style-name="P14"><text:span text:style-name="T37">Ciclo</text:span> secundario</text:p>
          </table:table-cell>
          <table:table-cell table:style-name="Planificación.A1" office:value-type="string">
            <text:p text:style-name="P14">Tareas</text:p>
          </table:table-cell>
        </table:table-row>
        <table:table-row table:style-name="Planificación.2">
          <table:table-cell table:style-name="Planificación.A2" office:value-type="string">
            <text:p text:style-name="P9">0</text:p>
          </table:table-cell>
          <table:table-cell table:style-name="Planificación.B2" office:value-type="string">
            <text:p text:style-name="P11">A, B, C</text:p>
          </table:table-cell>
        </table:table-row>
        <table:table-row table:style-name="Planificación.3">
          <table:table-cell table:style-name="Planificación.A2" office:value-type="string">
            <text:p text:style-name="P9">1</text:p>
          </table:table-cell>
          <table:table-cell table:style-name="Planificación.B3" office:value-type="string">
            <text:p text:style-name="P11">A, B, D, E</text:p>
          </table:table-cell>
        </table:table-row>
        <table:table-row table:style-name="Planificación.4">
          <table:table-cell table:style-name="Planificación.A2" office:value-type="string">
            <text:p text:style-name="P9">2</text:p>
          </table:table-cell>
          <table:table-cell table:style-name="Planificación.B4" office:value-type="string">
            <text:p text:style-name="P11">A, B, C</text:p>
          </table:table-cell>
        </table:table-row>
        <table:table-row table:style-name="Planificación.5">
          <table:table-cell table:style-name="Planificación.A2" office:value-type="string">
            <text:p text:style-name="P9">3</text:p>
          </table:table-cell>
          <table:table-cell table:style-name="Planificación.B5" office:value-type="string">
            <text:p text:style-name="P11">A, B, D</text:p>
          </table:table-cell>
        </table:table-row>
      </table:table>
      <text:p text:style-name="P39"><text:bookmark-start text:name="__RefHeading___Toc604_2487005653"/><text:soft-page-break/>Ejercicio 6<text:bookmark-end text:name="__RefHeading___Toc604_2487005653"/></text:p>
      <text:p text:style-name="P28">Empezaremos explicando la especificación<text:span text:style-name="T6"> del paquete </text:span><text:span text:style-name="T35">pkg_canibales</text:span><text:span text:style-name="T6">, que se divide en 3 para separar la olla de los caníbales y los cocineros. Estos dos últimos heredan del primero.</text:span></text:p>
      <text:p text:style-name="P28">Para la olla se definen 3 operaciones:</text:p>
      <text:list xml:id="list3699735295" text:style-name="L4">
        <text:list-item>
          <text:p text:style-name="P63"><text:span text:style-name="T35">quedaComida</text:span>: Tiene como objetivo saber si queda comida en la olla o no.</text:p>
        </text:list-item>
        <text:list-item>
          <text:p text:style-name="P63"><text:span text:style-name="T35">comer</text:span>: Quita una raci<text:span text:style-name="T6">ón de la olla.</text:span></text:p>
        </text:list-item>
        <text:list-item>
          <text:p text:style-name="P63"><text:span text:style-name="T35">rellenar</text:span>: Vuelve a <text:span text:style-name="T38">rellenar por completo la olla.</text:span></text:p>
        </text:list-item>
      </text:list>
      <text:p text:style-name="P29">El control de acceso a estas operaciones se delega al uso de los can<text:span text:style-name="T6">í</text:span>bales y el cocinero.</text:p>
      <text:p text:style-name="P29">La tarea de cocinero recibe una referencia a la olla y a dos sem<text:span text:style-name="T6">áforos de eventos:</text:span></text:p>
      <text:list xml:id="list4208892513" text:style-name="L5">
        <text:list-item>
          <text:p text:style-name="P64"><text:span text:style-name="T35">despertar</text:span>: Este es el sem<text:span text:style-name="T6">áforo</text:span> sobre el que se esperar<text:span text:style-name="T6">á a que la olla se vacíe y se señalice.</text:span></text:p>
        </text:list-item>
        <text:list-item>
          <text:p text:style-name="P64"><text:span text:style-name="T35">rellenado</text:span>: Cuando el cocinero ha rellenado la olla, señalizar<text:span text:style-name="T6">á este evento con este semáforo.</text:span></text:p>
        </text:list-item>
      </text:list>
      <text:p text:style-name="P66">Estos dos sem<text:span text:style-name="T6">áforos sirven para realizar un patrón cita, el cual está soportado en Ada, simplemente se usaría una entrada en la tarea cocinero. S</text:span><text:span text:style-name="T16">e ha hecho así para ser más explícitos con la espera que hace el cocinero durmiendo.</text:span></text:p>
      <text:p text:style-name="P30">E<text:span text:style-name="T39">l cocinero e</text:span>jecuta infinitamente una espera a que se despierte, rellena la olla, muestra que lo ha hecho y<text:span text:style-name="T39"> </text:span>señaliza el rellenado, entonces, vuelve a ejecutar.</text:p>
      <text:p text:style-name="P30">Los can<text:span text:style-name="T6">íbales se definen unas constantes que indican los tiempos máximos y mínimos de baile, además del tiempo usado en consumir una ración.</text:span></text:p>
      <text:p text:style-name="P30">Para iniciar esta tarea, es necesario conocer un identificador, que mostra<text:span text:style-name="T6">rá cada vez que quiera escribir algo en pantalla además de la olla, los semáforos del cocinero y otro semáforo más, </text:span><text:span text:style-name="T35">acceso_olla</text:span><text:span text:style-name="T6">, para acceder exclusivamente a la olla.</text:span></text:p>
      <text:p text:style-name="P30">Al bailar, se genera un n<text:span text:style-name="T6">úmero aleatorio, se muestra y se espera ese tiempo.</text:span></text:p>
      <text:p text:style-name="P30">Cuando un can<text:span text:style-name="T6">íbal va a</text:span> comer, se obtiene el acceso a la olla y comprobamos si hay comida. En caso negativo, despertamos al cocinero y esperamos a que rellene la olla. Una vez hecho esto, mostraremos que vamos comer, cogeremos la raci<text:span text:style-name="T6">ón, permitiremos el acceso a la olla y comeremos la ración.</text:span></text:p>
      <text:p text:style-name="P31">En el main, simplemente crearemos los sem<text:span text:style-name="T6">áforos, la olla, el cocinero y los caníbales correspondientes. Asignando todo lo necesario y marcando la señalización de acceso a la olla para ya que este es un mutex.</text:span></text:p>
      <text:p text:style-name="P39"><text:bookmark-start text:name="__RefHeading___Toc606_2487005653"/><text:soft-page-break/>Ejercicio 7<text:bookmark-end text:name="__RefHeading___Toc606_2487005653"/></text:p>
      <text:p text:style-name="P65">Se definen 2 paquetes, uno para las cuentas y otro para los clientes. Cada uno se ha modelado como se ha especificado en el enunciado: las cuentas son un tipo privado y los clientes son unas tareas que operan sobre estos objetos. <text:span text:style-name="T39">Para las cuentas se pueden usar estas operaciones:</text:span></text:p>
      <text:list xml:id="list1800225728" text:style-name="L6">
        <text:list-item>
          <text:p text:style-name="P67">consultarID<text:span text:style-name="T40">: </text:span><text:span text:style-name="T6">Que devuelve el carácter que identifica a la cuenta.</text:span></text:p>
        </text:list-item>
        <text:list-item>
          <text:p text:style-name="P67">consultarSaldo<text:span text:style-name="T6">: Retorna el saldo actual de la cuenta.</text:span></text:p>
        </text:list-item>
        <text:list-item>
          <text:p text:style-name="P67">extraer<text:span text:style-name="T6">: Comprueba si es posible retirar la cantidad de dinero especificada, y en este caso, la resta al saldo. Retorna si se ha podido llevar a cabo la extracción.</text:span></text:p>
        </text:list-item>
        <text:list-item>
          <text:p text:style-name="P67">ingresar<text:span text:style-name="T6">: Añade la cantidad de dinero especificada al saldo de la cuenta.</text:span></text:p>
        </text:list-item>
        <text:list-item>
          <text:p text:style-name="P67">transferir<text:span text:style-name="T6">: Esta operación requiere 2 cuentas y una cantidad de dinero, intenta retirar de la primera, y si se ha podido realizar, se ingresa en la segunda. Se devuelve si ha sido posible realizar todo.</text:span></text:p>
        </text:list-item>
      </text:list>
      <text:p text:style-name="P68">Los clientes son tareas que para iniciar reciben un acceso a 2 cuentas, de las que se considera titular. Además, cada cliente tiene unos ingresos, gastos y una cantidad de transferencia. La ejecución de estos es un bucle continuo donde se ingresa en la primera cuenta, se transfiere de la primera a la segunda y se retira de la última <text:span text:style-name="T42">mostrando si se han podido realizar las operaciones</text:span>. Una vez hecho esto, <text:span text:style-name="T42">se muestra el saldo actual de las cuentas y </text:span>se espera 1 segundo.</text:p>
      <text:p text:style-name="P68">Es posible que varios clientes sean titulares de una misma cuenta, esto ocurre si en el main se otorga el acceso a la misma cuenta a dos clientes diferentes.</text:p>
      <text:p text:style-name="P69">El main se encarga de crear las cuentas y clientes y hacer las asignaciones correspondientes.</text:p>
      <text:h text:style-name="P36" text:outline-level="2"><text:bookmark-start text:name="__RefHeading___Toc763_2487005653"/>Compilaci<text:span text:style-name="T32">ón </text:span><text:span text:style-name="T34">y Ejecución</text:span><text:bookmark-end text:name="__RefHeading___Toc763_2487005653"/></text:h>
      <text:p text:style-name="P17">Para poder ejecutar el c<text:span text:style-name="T6">ódigo primero se debe compilar, para ello se han preparado unos archivos especiale</text:span><text:span text:style-name="T15">s:</text:span><text:span text:style-name="T6"> los Makefile, que se pueden encontrar en cada carpeta de los ejercicios. </text:span><text:span text:style-name="T15">Estos</text:span><text:span text:style-name="T6"> se encargan de poner las reglas necesarias para la compilación.</text:span></text:p>
      <text:p text:style-name="P17">Si se quiere compilar, simplemente nos debemos situar en el directorio correspondiente al ejercicio y escribir en la l<text:span text:style-name="T6">ínea de comandos la siguiente orden:</text:span></text:p>
      <text:p text:style-name="P18">$ make</text:p>
      <text:p text:style-name="P6">Ahora podremos ejecutar el ejercicio mediante:</text:p>
      <text:p text:style-name="P18">$ make execution</text:p>
      <text:p text:style-name="P17"><text:span text:style-name="T6">Ahora el programa está en ejecución.</text:span></text:p>
      <text:h text:style-name="P36" text:outline-level="2"><text:bookmark-start text:name="__RefHeading___Toc765_2487005653"/><text:span text:style-name="T43">Anexo – </text:span><text:span text:style-name="T33">Ficheros .ads / .adb</text:span><text:bookmark-end text:name="__RefHeading___Toc765_2487005653"/></text:h>
      <text:p text:style-name="Heading_20_2">Makefile</text:p>
      <text:p text:style-name="Preformatted_20_Text">DIROBJ := obj/</text:p>
      <text:p text:style-name="Preformatted_20_Text">DIREXE := exec/</text:p>
      <text:p text:style-name="Preformatted_20_Text">DIRHEA := include/</text:p>
      <text:p text:style-name="Preformatted_20_Text">DIRSRC := src/</text:p>
      <text:p text:style-name="Preformatted_20_Text"/>
      <text:p text:style-name="Preformatted_20_Text">COMPILER := gnatmake</text:p>
      <text:p text:style-name="Preformatted_20_Text"/>
      <text:p text:style-name="Preformatted_20_Text">all : dirs main</text:p>
      <text:p text:style-name="Preformatted_20_Text"/>
      <text:p text:style-name="Preformatted_20_Text">main : $(DIRSRC)main.adb</text:p>
      <text:p text:style-name="Preformatted_20_Text"><text:s text:c="8"/>$(COMPILER) -I$(DIRHEA) $^ -D $(DIROBJ) -o $(DIREXE)$@</text:p>
      <text:p text:style-name="Preformatted_20_Text"/>
      <text:p text:style-name="Preformatted_20_Text">execution : $(DIREXE)main</text:p>
      <text:p text:style-name="Preformatted_20_Text"><text:s text:c="8"/>$^</text:p>
      <text:p text:style-name="Preformatted_20_Text"/>
      <text:p text:style-name="Preformatted_20_Text">dirs :</text:p>
      <text:p text:style-name="Preformatted_20_Text"><text:s text:c="8"/>mkdir -p $(DIROBJ) $(DIREXE)</text:p>
      <text:p text:style-name="Preformatted_20_Text"/>
      <text:p text:style-name="Preformatted_20_Text">clean : </text:p>
      <text:p text:style-name="Preformatted_20_Text"><text:s text:c="8"/>rm -rf *~ $(DIROBJ) $(DIREXE) $(DIRHEA)*~ $(DIRSRC)*~</text:p>
      <text:p text:style-name="P41">Ejercicio 1 <text:span text:style-name="T46">–</text:span><text:span text:style-name="T45"> main</text:span>.adb</text:p>
      <text:p text:style-name="Preformatted_20_Text">with Ada.Text_IO; use Ada.Text_IO;</text:p>
      <text:p text:style-name="Preformatted_20_Text"/>
      <text:p text:style-name="Preformatted_20_Text">procedure main is</text:p>
      <text:p text:style-name="Preformatted_20_Text"/>
      <text:p text:style-name="Preformatted_20_Text">begin</text:p>
      <text:p text:style-name="Preformatted_20_Text"><text:s text:c="3"/>Put ("---- Inicio del programa main ----"); New_Line;</text:p>
      <text:p text:style-name="Preformatted_20_Text"><text:s text:c="3"/>delay 5.0;</text:p>
      <text:p text:style-name="Preformatted_20_Text"><text:s text:c="3"/>Put ("---- Fin del programa main ----"); New_Line;</text:p>
      <text:p text:style-name="Preformatted_20_Text"/>
      <text:p text:style-name="Preformatted_20_Text">end main;</text:p>
      <text:p text:style-name="P40">Ejercicio 2 <text:span text:style-name="T43">– </text:span><text:span text:style-name="T44">pkg_tarea.abd</text:span></text:p>
      <text:p text:style-name="Preformatted_20_Text">With Ada.Text_IO; Use Ada.Text_IO;</text:p>
      <text:p text:style-name="Preformatted_20_Text"/>
      <text:p text:style-name="Preformatted_20_Text">package body pkg_tarea is</text:p>
      <text:p text:style-name="Preformatted_20_Text"/>
      <text:p text:style-name="Preformatted_20_Text"><text:s text:c="3"/>task body tarea_t is</text:p>
      <text:p text:style-name="Preformatted_20_Text"><text:s text:c="6"/>numPar : Integer := 0;</text:p>
      <text:p text:style-name="Preformatted_20_Text"><text:s text:c="6"/>numImpar : Integer := 0;</text:p>
      <text:p text:style-name="Preformatted_20_Text"/>
      <text:p text:style-name="Preformatted_20_Text"><text:s text:c="3"/>begin</text:p>
      <text:p text:style-name="Preformatted_20_Text"><text:s text:c="6"/>loop</text:p>
      <text:p text:style-name="Preformatted_20_Text"><text:s text:c="9"/>select</text:p>
      <text:p text:style-name="Preformatted_20_Text"><text:s text:c="12"/>accept EsPar (N : in Integer) do</text:p>
      <text:p text:style-name="Preformatted_20_Text"><text:s text:c="15"/>begin</text:p>
      <text:p text:style-name="Preformatted_20_Text"><text:s text:c="18"/>if N mod 2 = 0 then</text:p>
      <text:p text:style-name="Preformatted_20_Text"><text:s text:c="21"/>Put_Line ("El número" &amp; Integer'Image (N) &amp; " es Par");</text:p>
      <text:p text:style-name="Preformatted_20_Text"><text:s text:c="21"/>numPar := numPar + 1;</text:p>
      <text:p text:style-name="Preformatted_20_Text"><text:soft-page-break/><text:s text:c="18"/>else</text:p>
      <text:p text:style-name="Preformatted_20_Text"><text:s text:c="21"/>Put_Line ("El número" &amp; Integer'Image (N) &amp; " es impar");</text:p>
      <text:p text:style-name="Preformatted_20_Text"><text:s text:c="21"/>numImpar := numImpar + 1;</text:p>
      <text:p text:style-name="Preformatted_20_Text"><text:s text:c="18"/>end if;</text:p>
      <text:p text:style-name="Preformatted_20_Text"><text:s text:c="15"/>end;</text:p>
      <text:p text:style-name="Preformatted_20_Text"><text:s text:c="12"/>end EsPar;</text:p>
      <text:p text:style-name="Preformatted_20_Text"><text:s text:c="9"/>or</text:p>
      <text:p text:style-name="Preformatted_20_Text"><text:s text:c="12"/>accept EstadoConsultas do</text:p>
      <text:p text:style-name="Preformatted_20_Text"><text:s text:c="17"/>Put_Line ("El número de números pares consultados es" &amp; Integer'Image (numPar));</text:p>
      <text:p text:style-name="Preformatted_20_Text"><text:s text:c="17"/>Put_Line ("El número de números impares consultados es" &amp; Integer'Image (numImpar));</text:p>
      <text:p text:style-name="Preformatted_20_Text"><text:s text:c="12"/>end EstadoConsultas;</text:p>
      <text:p text:style-name="Preformatted_20_Text"><text:s text:c="9"/>end select;</text:p>
      <text:p text:style-name="Preformatted_20_Text"><text:s text:c="6"/>end loop;</text:p>
      <text:p text:style-name="Preformatted_20_Text"/>
      <text:p text:style-name="Preformatted_20_Text"><text:s text:c="3"/>end tarea_t;</text:p>
      <text:p text:style-name="Preformatted_20_Text"/>
      <text:p text:style-name="Preformatted_20_Text">end pkg_tarea;</text:p>
      <text:p text:style-name="P42">Ejercicio 2 – main.adb</text:p>
      <text:p text:style-name="Preformatted_20_Text">With Ada.Text_IO; Use Ada.Text_IO;</text:p>
      <text:p text:style-name="Preformatted_20_Text"/>
      <text:p text:style-name="Preformatted_20_Text">package body pkg_tarea is</text:p>
      <text:p text:style-name="Preformatted_20_Text"/>
      <text:p text:style-name="Preformatted_20_Text"><text:s text:c="3"/>task body tarea_t is</text:p>
      <text:p text:style-name="Preformatted_20_Text"><text:s text:c="6"/>numPar : Integer := 0;</text:p>
      <text:p text:style-name="Preformatted_20_Text"><text:s text:c="6"/>numImpar : Integer := 0;</text:p>
      <text:p text:style-name="Preformatted_20_Text"/>
      <text:p text:style-name="Preformatted_20_Text"><text:s text:c="3"/>begin</text:p>
      <text:p text:style-name="Preformatted_20_Text"><text:s text:c="6"/>loop</text:p>
      <text:p text:style-name="Preformatted_20_Text"><text:s text:c="9"/>select</text:p>
      <text:p text:style-name="Preformatted_20_Text"><text:s text:c="12"/>accept EsPar (N : in Integer) do</text:p>
      <text:p text:style-name="Preformatted_20_Text"><text:s text:c="15"/>begin</text:p>
      <text:p text:style-name="Preformatted_20_Text"><text:s text:c="18"/>if N mod 2 = 0 then</text:p>
      <text:p text:style-name="Preformatted_20_Text"><text:s text:c="21"/>Put_Line ("El número" &amp; Integer'Image (N) &amp; " es Par");</text:p>
      <text:p text:style-name="Preformatted_20_Text"><text:s text:c="21"/>numPar := numPar + 1;</text:p>
      <text:p text:style-name="Preformatted_20_Text"><text:s text:c="18"/>else</text:p>
      <text:p text:style-name="Preformatted_20_Text"><text:s text:c="21"/>Put_Line ("El número" &amp; Integer'Image (N) &amp; " es impar");</text:p>
      <text:p text:style-name="Preformatted_20_Text"><text:s text:c="21"/>numImpar := numImpar + 1;</text:p>
      <text:p text:style-name="Preformatted_20_Text"><text:s text:c="18"/>end if;</text:p>
      <text:p text:style-name="Preformatted_20_Text"><text:s text:c="15"/>end;</text:p>
      <text:p text:style-name="Preformatted_20_Text"><text:s text:c="12"/>end EsPar;</text:p>
      <text:p text:style-name="Preformatted_20_Text"><text:s text:c="9"/>or</text:p>
      <text:p text:style-name="Preformatted_20_Text"><text:s text:c="12"/>accept EstadoConsultas do</text:p>
      <text:p text:style-name="Preformatted_20_Text"><text:s text:c="17"/>Put_Line ("El número de números pares consultados es" &amp; Integer'Image (numPar));</text:p>
      <text:p text:style-name="Preformatted_20_Text"><text:s text:c="17"/>Put_Line ("El número de números impares consultados es" &amp; Integer'Image (numImpar));</text:p>
      <text:p text:style-name="Preformatted_20_Text"><text:s text:c="12"/>end EstadoConsultas;</text:p>
      <text:p text:style-name="Preformatted_20_Text"><text:s text:c="9"/>end select;</text:p>
      <text:p text:style-name="Preformatted_20_Text"><text:s text:c="6"/>end loop;</text:p>
      <text:p text:style-name="Preformatted_20_Text"/>
      <text:p text:style-name="Preformatted_20_Text"><text:s text:c="3"/>end tarea_t;</text:p>
      <text:p text:style-name="Preformatted_20_Text"/>
      <text:p text:style-name="Preformatted_20_Text">end pkg_tarea;</text:p>
      <text:p text:style-name="P43"><text:soft-page-break/>Ejercicio 3 – pkg_tarea.adb</text:p>
      <text:p text:style-name="Preformatted_20_Text">With Ada.Text_IO; Use Ada.Text_IO;</text:p>
      <text:p text:style-name="Preformatted_20_Text">With Ada.Real_Time; Use Ada.Real_Time;</text:p>
      <text:p text:style-name="Preformatted_20_Text">With Ada.Task_Identification; Use Ada.Task_Identification;</text:p>
      <text:p text:style-name="Preformatted_20_Text"/>
      <text:p text:style-name="Preformatted_20_Text">package body pkg_tarea is</text:p>
      <text:p text:style-name="Preformatted_20_Text"/>
      <text:p text:style-name="Preformatted_20_Text"><text:s text:c="3"/>task body tarea_periodica_t is</text:p>
      <text:p text:style-name="Preformatted_20_Text"/>
      <text:p text:style-name="Preformatted_20_Text"><text:s text:c="6"/>TiempoActivacion : constant Time_Span := Seconds (1);</text:p>
      <text:p text:style-name="Preformatted_20_Text"><text:s text:c="6"/>Periodo : constant Time_Span := Milliseconds (2000); </text:p>
      <text:p text:style-name="Preformatted_20_Text"><text:s text:c="6"/>TiempoEjecucion : constant Time_Span := Milliseconds (1000);</text:p>
      <text:p text:style-name="Preformatted_20_Text"><text:s text:c="6"/>InicioEjecucion : Time;</text:p>
      <text:p text:style-name="Preformatted_20_Text"><text:s text:c="6"/>variable_entera : Integer;</text:p>
      <text:p text:style-name="Preformatted_20_Text"/>
      <text:p text:style-name="Preformatted_20_Text"><text:s text:c="3"/>begin</text:p>
      <text:p text:style-name="Preformatted_20_Text"><text:s text:c="6"/>-- Como está en Time_Span pero se espera una duración, lo convertimos a duración</text:p>
      <text:p text:style-name="Preformatted_20_Text"><text:s text:c="6"/>delay To_Duration (TiempoActivacion);</text:p>
      <text:p text:style-name="Preformatted_20_Text"/>
      <text:p text:style-name="Preformatted_20_Text"><text:s text:c="6"/>loop</text:p>
      <text:p text:style-name="Preformatted_20_Text"/>
      <text:p text:style-name="Preformatted_20_Text"><text:s text:c="9"/>variable_entera := 0;</text:p>
      <text:p text:style-name="Preformatted_20_Text"/>
      <text:p text:style-name="Preformatted_20_Text"><text:s text:c="9"/>-- Clock es una variable que nos proporciona el paquete Real_Time</text:p>
      <text:p text:style-name="Preformatted_20_Text"><text:s text:c="9"/>InicioEjecucion := Clock;</text:p>
      <text:p text:style-name="Preformatted_20_Text"><text:s text:c="9"/>while Clock - InicioEjecucion &lt; TiempoEjecucion loop</text:p>
      <text:p text:style-name="Preformatted_20_Text"><text:s text:c="12"/>variable_entera := variable_entera + 1;</text:p>
      <text:p text:style-name="Preformatted_20_Text"><text:s text:c="9"/>end loop;</text:p>
      <text:p text:style-name="Preformatted_20_Text"/>
      <text:p text:style-name="Preformatted_20_Text"><text:s text:c="9"/>-- Current_Task nos lo proporciona Task_Identification</text:p>
      <text:p text:style-name="Preformatted_20_Text"><text:s text:c="9"/>Put_Line ("Tarea(" &amp; Image (Current_Task) &amp; "): Variable interna: " &amp; Integer'Image (variable_entera));</text:p>
      <text:p text:style-name="Preformatted_20_Text"/>
      <text:p text:style-name="Preformatted_20_Text"><text:s text:c="9"/>delay To_Duration (Periodo); </text:p>
      <text:p text:style-name="Preformatted_20_Text"/>
      <text:p text:style-name="Preformatted_20_Text"><text:s text:c="6"/>end loop;</text:p>
      <text:p text:style-name="Preformatted_20_Text"/>
      <text:p text:style-name="Preformatted_20_Text"><text:s text:c="2"/>end tarea_periodica_t;</text:p>
      <text:p text:style-name="Preformatted_20_Text"/>
      <text:p text:style-name="Preformatted_20_Text">end pkg_tarea;</text:p>
      <text:p text:style-name="P43">Ejercicio 3 – main.adb</text:p>
      <text:p text:style-name="Preformatted_20_Text">With Ada.Text_IO; Use Ada.Text_IO;</text:p>
      <text:p text:style-name="Preformatted_20_Text">With pkg_tarea; Use pkg_tarea;</text:p>
      <text:p text:style-name="Preformatted_20_Text"/>
      <text:p text:style-name="Preformatted_20_Text">procedure main is</text:p>
      <text:p text:style-name="Preformatted_20_Text"/>
      <text:p text:style-name="Preformatted_20_Text"><text:s text:c="3"/>tarea1 : tarea_periodica_t;</text:p>
      <text:p text:style-name="Preformatted_20_Text"><text:s text:c="3"/>tarea2 : tarea_periodica_t;</text:p>
      <text:p text:style-name="Preformatted_20_Text"/>
      <text:p text:style-name="Preformatted_20_Text">begin</text:p>
      <text:p text:style-name="Preformatted_20_Text"><text:s text:c="3"/>delay 8.0; </text:p>
      <text:p text:style-name="Preformatted_20_Text"><text:s text:c="3"/>abort tarea1;</text:p>
      <text:p text:style-name="Preformatted_20_Text"><text:s text:c="3"/>abort tarea2;</text:p>
      <text:p text:style-name="Preformatted_20_Text"><text:s text:c="3"/>delay 2.0;</text:p>
      <text:p text:style-name="Preformatted_20_Text"><text:s text:c="3"/>Put_Line ("Fin del programa.");</text:p>
      <text:p text:style-name="Preformatted_20_Text"><text:soft-page-break/></text:p>
      <text:p text:style-name="Preformatted_20_Text">end main;</text:p>
      <text:p text:style-name="P44">Ejercicio 4 – pkg_sem.abd</text:p>
      <text:p text:style-name="Preformatted_20_Text">package body pkg_sem is</text:p>
      <text:p text:style-name="Preformatted_20_Text"/>
      <text:p text:style-name="Preformatted_20_Text"><text:s text:c="3"/>procedure wait (sem : in out sem_t) is</text:p>
      <text:p text:style-name="Preformatted_20_Text"><text:s text:c="3"/>begin</text:p>
      <text:p text:style-name="Preformatted_20_Text"><text:s text:c="6"/>sem.wait;</text:p>
      <text:p text:style-name="Preformatted_20_Text"><text:s text:c="3"/>end wait;</text:p>
      <text:p text:style-name="Preformatted_20_Text"/>
      <text:p text:style-name="Preformatted_20_Text"><text:s text:c="3"/>procedure signal (sem : in out sem_t) is</text:p>
      <text:p text:style-name="Preformatted_20_Text"><text:s text:c="3"/>begin</text:p>
      <text:p text:style-name="Preformatted_20_Text"><text:s text:c="6"/>sem.signal;</text:p>
      <text:p text:style-name="Preformatted_20_Text"><text:s text:c="3"/>end signal;</text:p>
      <text:p text:style-name="Preformatted_20_Text"/>
      <text:p text:style-name="Preformatted_20_Text"><text:s text:c="3"/>protected body sem_t is</text:p>
      <text:p text:style-name="Preformatted_20_Text"/>
      <text:p text:style-name="Preformatted_20_Text"><text:s text:c="6"/>entry wait when valor_sem &gt; 0 is</text:p>
      <text:p text:style-name="Preformatted_20_Text"><text:s text:c="6"/>begin</text:p>
      <text:p text:style-name="Preformatted_20_Text"><text:s text:c="9"/>valor_sem := 0;</text:p>
      <text:p text:style-name="Preformatted_20_Text"><text:s text:c="6"/>end wait;</text:p>
      <text:p text:style-name="Preformatted_20_Text"/>
      <text:p text:style-name="Preformatted_20_Text"><text:s text:c="6"/>procedure signal is</text:p>
      <text:p text:style-name="Preformatted_20_Text"><text:s text:c="6"/>begin</text:p>
      <text:p text:style-name="Preformatted_20_Text"><text:s text:c="9"/>valor_sem := 1;</text:p>
      <text:p text:style-name="Preformatted_20_Text"><text:s text:c="6"/>end signal;</text:p>
      <text:p text:style-name="Preformatted_20_Text"/>
      <text:p text:style-name="Preformatted_20_Text"><text:s text:c="3"/>end sem_t;</text:p>
      <text:p text:style-name="Preformatted_20_Text"/>
      <text:p text:style-name="P56">end pkg_sem;</text:p>
      <text:p text:style-name="P44">Ejercicio 5 – pkg_tarea.adb</text:p>
      <text:p text:style-name="Preformatted_20_Text">With Ada.Real_Time; Use Ada.Real_Time;</text:p>
      <text:p text:style-name="Preformatted_20_Text">With Ada.Text_IO; Use Ada.Text_IO;</text:p>
      <text:p text:style-name="Preformatted_20_Text"/>
      <text:p text:style-name="Preformatted_20_Text">package body pkg_tarea is</text:p>
      <text:p text:style-name="Preformatted_20_Text"><text:s text:c="3"/>procedure A is</text:p>
      <text:p text:style-name="Preformatted_20_Text"><text:s text:c="3"/>begin</text:p>
      <text:p text:style-name="Preformatted_20_Text"><text:s text:c="6"/>Put ("[A"); delay 10.0; Put ("]");</text:p>
      <text:p text:style-name="Preformatted_20_Text"><text:s text:c="3"/>end A;</text:p>
      <text:p text:style-name="Preformatted_20_Text"/>
      <text:p text:style-name="Preformatted_20_Text"><text:s text:c="3"/>procedure B is</text:p>
      <text:p text:style-name="Preformatted_20_Text"><text:s text:c="3"/>begin</text:p>
      <text:p text:style-name="Preformatted_20_Text"><text:s text:c="6"/>Put ("[B"); delay 8.0; Put ("]");</text:p>
      <text:p text:style-name="Preformatted_20_Text"><text:s text:c="3"/>end B;</text:p>
      <text:p text:style-name="Preformatted_20_Text"/>
      <text:p text:style-name="Preformatted_20_Text"><text:s text:c="3"/>procedure C is</text:p>
      <text:p text:style-name="Preformatted_20_Text"><text:s text:c="3"/>begin</text:p>
      <text:p text:style-name="Preformatted_20_Text"><text:s text:c="6"/>Put ("[C"); delay 5.0; Put ("]");</text:p>
      <text:p text:style-name="Preformatted_20_Text"><text:s text:c="3"/>end C;</text:p>
      <text:p text:style-name="Preformatted_20_Text"/>
      <text:p text:style-name="Preformatted_20_Text"><text:s text:c="3"/>procedure D is</text:p>
      <text:p text:style-name="Preformatted_20_Text"><text:s text:c="3"/>begin</text:p>
      <text:p text:style-name="Preformatted_20_Text"><text:s text:c="6"/>Put ("[D"); delay 4.0; Put ("]");</text:p>
      <text:p text:style-name="Preformatted_20_Text"><text:s text:c="3"/>end D;</text:p>
      <text:p text:style-name="Preformatted_20_Text"/>
      <text:p text:style-name="Preformatted_20_Text"><text:soft-page-break/><text:s text:c="3"/>procedure E is</text:p>
      <text:p text:style-name="Preformatted_20_Text"><text:s text:c="3"/>begin</text:p>
      <text:p text:style-name="Preformatted_20_Text"><text:s text:c="6"/>Put ("[E"); delay 2.0; Put ("]");</text:p>
      <text:p text:style-name="Preformatted_20_Text"><text:s text:c="3"/>end E;</text:p>
      <text:p text:style-name="Preformatted_20_Text"/>
      <text:p text:style-name="Preformatted_20_Text">end pkg_tarea;</text:p>
      <text:p text:style-name="P45">Ejercicio 5 – main.adb</text:p>
      <text:p text:style-name="Preformatted_20_Text">With Ada.Real_Time; Use Ada.Real_Time;</text:p>
      <text:p text:style-name="Preformatted_20_Text">With Ada.Text_IO; Use Ada.Text_IO;</text:p>
      <text:p text:style-name="Preformatted_20_Text">With pkg_tarea; Use pkg_tarea;</text:p>
      <text:p text:style-name="Preformatted_20_Text"/>
      <text:p text:style-name="Preformatted_20_Text">procedure main is</text:p>
      <text:p text:style-name="Preformatted_20_Text"><text:s text:c="3"/>PeriodoSecundario : constant Time_Span := Seconds(25);</text:p>
      <text:p text:style-name="Preformatted_20_Text"/>
      <text:p text:style-name="Preformatted_20_Text"><text:s text:c="3"/>SiguienteCiclo : Time := Clock + PeriodoSecundario;</text:p>
      <text:p text:style-name="Preformatted_20_Text"/>
      <text:p text:style-name="Preformatted_20_Text">begin</text:p>
      <text:p text:style-name="Preformatted_20_Text"/>
      <text:p text:style-name="Preformatted_20_Text"><text:s text:c="3"/>loop</text:p>
      <text:p text:style-name="Preformatted_20_Text"><text:s text:c="6"/>-- Realizamos las tareas del ciclo secundario</text:p>
      <text:p text:style-name="Preformatted_20_Text"><text:s text:c="6"/>Put ("[0: "); A; B; C; Put_Line("]");</text:p>
      <text:p text:style-name="Preformatted_20_Text"/>
      <text:p text:style-name="Preformatted_20_Text"><text:s text:c="6"/>-- Esperamos al siguente ciclo secundario</text:p>
      <text:p text:style-name="Preformatted_20_Text"><text:s text:c="6"/>delay until SiguienteCiclo;</text:p>
      <text:p text:style-name="Preformatted_20_Text"><text:s text:c="6"/>-- Calculamos cuándo toca el siguiente ciclo secundario</text:p>
      <text:p text:style-name="Preformatted_20_Text"><text:s text:c="6"/>SiguienteCiclo := SiguienteCiclo + PeriodoSecundario;</text:p>
      <text:p text:style-name="Preformatted_20_Text"/>
      <text:p text:style-name="Preformatted_20_Text"><text:s text:c="6"/>Put ("[1: "); A; B; D; E; Put_Line("]");</text:p>
      <text:p text:style-name="Preformatted_20_Text"/>
      <text:p text:style-name="Preformatted_20_Text"><text:s text:c="6"/>delay until SiguienteCiclo;</text:p>
      <text:p text:style-name="Preformatted_20_Text"><text:s text:c="6"/>SiguienteCiclo := SiguienteCiclo + PeriodoSecundario;</text:p>
      <text:p text:style-name="Preformatted_20_Text"/>
      <text:p text:style-name="Preformatted_20_Text"><text:s text:c="6"/>Put ("[2: "); A; B; C; Put_Line("]");</text:p>
      <text:p text:style-name="Preformatted_20_Text"/>
      <text:p text:style-name="Preformatted_20_Text"><text:s text:c="6"/>delay until SiguienteCiclo;</text:p>
      <text:p text:style-name="Preformatted_20_Text"><text:s text:c="6"/>SiguienteCiclo := SiguienteCiclo + PeriodoSecundario;</text:p>
      <text:p text:style-name="Preformatted_20_Text"/>
      <text:p text:style-name="Preformatted_20_Text"><text:s text:c="6"/>Put ("[3: "); A; B; D; Put_Line("]");</text:p>
      <text:p text:style-name="Preformatted_20_Text"/>
      <text:p text:style-name="Preformatted_20_Text"><text:s text:c="6"/>delay until SiguienteCiclo;</text:p>
      <text:p text:style-name="Preformatted_20_Text"><text:s text:c="6"/>SiguienteCiclo := SiguienteCiclo + PeriodoSecundario;</text:p>
      <text:p text:style-name="Preformatted_20_Text"/>
      <text:p text:style-name="Preformatted_20_Text"><text:s text:c="3"/>end loop;</text:p>
      <text:p text:style-name="Preformatted_20_Text">end main;</text:p>
      <text:p text:style-name="P45">Ejercicio 6 – pkg_canibales.ads</text:p>
      <text:p text:style-name="Preformatted_20_Text">package pkg_canibales is</text:p>
      <text:p text:style-name="Preformatted_20_Text"/>
      <text:p text:style-name="Preformatted_20_Text"><text:s text:c="3"/>-- Objeto protegido Olla</text:p>
      <text:p text:style-name="Preformatted_20_Text"><text:s text:c="3"/>type Olla (Capacidad : Natural) is limited private;</text:p>
      <text:p text:style-name="Preformatted_20_Text"><text:s text:c="3"/>type Olla_ptr is access Olla;</text:p>
      <text:p text:style-name="Preformatted_20_Text"/>
      <text:p text:style-name="Preformatted_20_Text"><text:s text:c="3"/>-- Interfaz para usar Olla</text:p>
      <text:p text:style-name="Preformatted_20_Text"><text:s text:c="3"/>procedure quedaComida (o : in out Olla; result : out Boolean);</text:p>
      <text:p text:style-name="Preformatted_20_Text"><text:s text:c="3"/>procedure cogerRacion (o : in out Olla);</text:p>
      <text:p text:style-name="Preformatted_20_Text"><text:s text:c="3"/>procedure rellenar (o : in out Olla);</text:p>
      <text:p text:style-name="Preformatted_20_Text"><text:soft-page-break/></text:p>
      <text:p text:style-name="Preformatted_20_Text">private</text:p>
      <text:p text:style-name="Preformatted_20_Text"><text:s text:c="3"/></text:p>
      <text:p text:style-name="Preformatted_20_Text"><text:s text:c="3"/>protected type Olla (Capacidad : Natural) is</text:p>
      <text:p text:style-name="Preformatted_20_Text"/>
      <text:p text:style-name="Preformatted_20_Text"><text:s text:c="6"/>procedure quedaComida (result : out Boolean);</text:p>
      <text:p text:style-name="Preformatted_20_Text"><text:s text:c="6"/>procedure cogerRacion;</text:p>
      <text:p text:style-name="Preformatted_20_Text"><text:s text:c="6"/>procedure rellenar;</text:p>
      <text:p text:style-name="Preformatted_20_Text"><text:s text:c="3"/>private</text:p>
      <text:p text:style-name="Preformatted_20_Text"/>
      <text:p text:style-name="Preformatted_20_Text"><text:s text:c="6"/>Raciones : Natural := Capacidad;</text:p>
      <text:p text:style-name="Preformatted_20_Text"><text:s text:c="6"/>CapacidadMaxima : Natural := Capacidad;</text:p>
      <text:p text:style-name="Preformatted_20_Text"><text:s text:c="3"/>end Olla;</text:p>
      <text:p text:style-name="Preformatted_20_Text"/>
      <text:p text:style-name="Preformatted_20_Text">end pkg_canibales;</text:p>
      <text:p text:style-name="P45">Ejercicio 6 – pkg_canibales-canibal.ads</text:p>
      <text:p text:style-name="Preformatted_20_Text">With pkg_sem;</text:p>
      <text:p text:style-name="Preformatted_20_Text"/>
      <text:p text:style-name="Preformatted_20_Text">package pkg_canibales.canibal is</text:p>
      <text:p text:style-name="Preformatted_20_Text"/>
      <text:p text:style-name="Preformatted_20_Text"><text:s text:c="3"/>min_tiempo_baile : constant Duration := 1.0;</text:p>
      <text:p text:style-name="Preformatted_20_Text"><text:s text:c="3"/>max_tiempo_baile : constant Duration := 4.0;</text:p>
      <text:p text:style-name="Preformatted_20_Text"><text:s text:c="3"/>tiempo_comida : constant Duration := 1.0;</text:p>
      <text:p text:style-name="Preformatted_20_Text"/>
      <text:p text:style-name="Preformatted_20_Text"><text:s text:c="3"/>task type canibal (</text:p>
      <text:p text:style-name="Preformatted_20_Text"><text:s text:c="6"/>identificador : Character;</text:p>
      <text:p text:style-name="Preformatted_20_Text"><text:s text:c="6"/>olla : Olla_ptr;</text:p>
      <text:p text:style-name="Preformatted_20_Text"><text:s text:c="6"/>despertar : pkg_sem.sem_ptr;</text:p>
      <text:p text:style-name="Preformatted_20_Text"><text:s text:c="6"/>rellenado : pkg_sem.sem_ptr;</text:p>
      <text:p text:style-name="Preformatted_20_Text"><text:s text:c="6"/>acceso_olla : pkg_sem.sem_ptr</text:p>
      <text:p text:style-name="Preformatted_20_Text"><text:s text:c="3"/>);</text:p>
      <text:p text:style-name="Preformatted_20_Text"/>
      <text:p text:style-name="Preformatted_20_Text">end pkg_canibales.canibal;</text:p>
      <text:p text:style-name="P45">Ejercicio 6 – pkg_canibales-cocinero.ads</text:p>
      <text:p text:style-name="Preformatted_20_Text">With pkg_sem;</text:p>
      <text:p text:style-name="Preformatted_20_Text"/>
      <text:p text:style-name="Preformatted_20_Text">package pkg_canibales.cocinero is</text:p>
      <text:p text:style-name="Preformatted_20_Text"/>
      <text:p text:style-name="Preformatted_20_Text"><text:s text:c="3"/>task type cocinero (</text:p>
      <text:p text:style-name="Preformatted_20_Text"><text:s text:c="6"/>olla : Olla_ptr;</text:p>
      <text:p text:style-name="Preformatted_20_Text"><text:s text:c="6"/>despertar : pkg_sem.sem_ptr; </text:p>
      <text:p text:style-name="Preformatted_20_Text"><text:s text:c="6"/>rellenado : pkg_sem.sem_ptr</text:p>
      <text:p text:style-name="Preformatted_20_Text"><text:s text:c="3"/>);</text:p>
      <text:p text:style-name="Preformatted_20_Text"/>
      <text:p text:style-name="Preformatted_20_Text">end pkg_canibales.cocinero;</text:p>
      <text:p text:style-name="P45">Ejercicio 6 – pkg_canibales.adb</text:p>
      <text:p text:style-name="Preformatted_20_Text">package body pkg_canibales is</text:p>
      <text:p text:style-name="Preformatted_20_Text"/>
      <text:p text:style-name="Preformatted_20_Text"><text:s text:c="3"/>-- Implementación de la interfaz para usar la Olla</text:p>
      <text:p text:style-name="Preformatted_20_Text"><text:s text:c="3"/>procedure quedaComida (o : in out Olla; result : out Boolean) is</text:p>
      <text:p text:style-name="Preformatted_20_Text"><text:s text:c="3"/>begin</text:p>
      <text:p text:style-name="Preformatted_20_Text"><text:s text:c="6"/>o.quedaComida (result);</text:p>
      <text:p text:style-name="Preformatted_20_Text"><text:s text:c="3"/>end quedaComida;</text:p>
      <text:p text:style-name="Preformatted_20_Text"><text:soft-page-break/></text:p>
      <text:p text:style-name="Preformatted_20_Text"><text:s text:c="3"/>procedure cogerRacion (o : in out Olla) is</text:p>
      <text:p text:style-name="Preformatted_20_Text"><text:s text:c="3"/>begin</text:p>
      <text:p text:style-name="Preformatted_20_Text"><text:s text:c="6"/>o.comer;</text:p>
      <text:p text:style-name="Preformatted_20_Text"><text:s text:c="3"/>end comer;</text:p>
      <text:p text:style-name="Preformatted_20_Text"/>
      <text:p text:style-name="Preformatted_20_Text"><text:s text:c="3"/>procedure rellenar (o : in out Olla) is</text:p>
      <text:p text:style-name="Preformatted_20_Text"><text:s text:c="3"/>begin</text:p>
      <text:p text:style-name="Preformatted_20_Text"><text:s text:c="6"/>o.rellenar;</text:p>
      <text:p text:style-name="Preformatted_20_Text"><text:s text:c="3"/>end rellenar;</text:p>
      <text:p text:style-name="Preformatted_20_Text"/>
      <text:p text:style-name="Preformatted_20_Text"><text:s text:c="3"/>protected body Olla is</text:p>
      <text:p text:style-name="Preformatted_20_Text"/>
      <text:p text:style-name="Preformatted_20_Text"><text:s text:c="6"/>procedure quedaComida (result : out Boolean) is</text:p>
      <text:p text:style-name="Preformatted_20_Text"><text:s text:c="6"/>begin</text:p>
      <text:p text:style-name="Preformatted_20_Text"><text:s text:c="9"/>result := Raciones &gt; 0;</text:p>
      <text:p text:style-name="Preformatted_20_Text"><text:s text:c="6"/>end quedaComida;</text:p>
      <text:p text:style-name="Preformatted_20_Text"/>
      <text:p text:style-name="Preformatted_20_Text"><text:s text:c="6"/>procedure cogerRacion is</text:p>
      <text:p text:style-name="Preformatted_20_Text"><text:s text:c="6"/>begin</text:p>
      <text:p text:style-name="Preformatted_20_Text"><text:s text:c="9"/>Raciones := Raciones - 1;</text:p>
      <text:p text:style-name="Preformatted_20_Text"><text:s text:c="6"/>end comer;</text:p>
      <text:p text:style-name="Preformatted_20_Text"/>
      <text:p text:style-name="Preformatted_20_Text"><text:s text:c="6"/>procedure rellenar is</text:p>
      <text:p text:style-name="Preformatted_20_Text"><text:s text:c="6"/>begin</text:p>
      <text:p text:style-name="Preformatted_20_Text"><text:s text:c="9"/>Raciones := CapacidadMaxima;</text:p>
      <text:p text:style-name="Preformatted_20_Text"><text:s text:c="6"/>end rellenar;</text:p>
      <text:p text:style-name="Preformatted_20_Text"/>
      <text:p text:style-name="Preformatted_20_Text"><text:s text:c="3"/>end Olla;</text:p>
      <text:p text:style-name="Preformatted_20_Text"/>
      <text:p text:style-name="Preformatted_20_Text">end pkg_canibales;</text:p>
      <text:p text:style-name="P45">Ejercicio 6 – pkg_canibales-canibal.adb</text:p>
      <text:p text:style-name="P57">With Ada.Text_IO;</text:p>
      <text:p text:style-name="P57">With Ada.Numerics.Float_Random;</text:p>
      <text:p text:style-name="P57"/>
      <text:p text:style-name="P57">With pkg_sem;</text:p>
      <text:p text:style-name="P57"/>
      <text:p text:style-name="P57">With pkg_canibales;</text:p>
      <text:p text:style-name="P57"/>
      <text:p text:style-name="P57">package body pkg_canibales.canibal is</text:p>
      <text:p text:style-name="Preformatted_20_Text"/>
      <text:p text:style-name="Preformatted_20_Text"><text:s text:c="3"/>task body canibal is</text:p>
      <text:p text:style-name="Preformatted_20_Text"/>
      <text:p text:style-name="Preformatted_20_Text"><text:s text:c="6"/>procedure bailar is</text:p>
      <text:p text:style-name="Preformatted_20_Text"><text:s text:c="9"/>gen : Ada.Numerics.Float_Random.Generator;</text:p>
      <text:p text:style-name="Preformatted_20_Text"><text:s text:c="9"/>tiempo : Duration;</text:p>
      <text:p text:style-name="Preformatted_20_Text"><text:s text:c="6"/>begin</text:p>
      <text:p text:style-name="Preformatted_20_Text"><text:s text:c="9"/>Ada.Numerics.Float_Random.reset(gen);</text:p>
      <text:p text:style-name="Preformatted_20_Text"><text:s text:c="9"/>tiempo := (max_tiempo_baile - min_tiempo_baile) * Duration(Ada.Numerics.Float_Random.Random (gen)) + min_tiempo_baile;</text:p>
      <text:p text:style-name="Preformatted_20_Text"><text:s text:c="9"/>Ada.Text_IO.Put_Line (Character'Image (identificador) &amp; " baila durante" &amp; Duration'Image (tiempo) &amp; " segundos");</text:p>
      <text:p text:style-name="Preformatted_20_Text"><text:s text:c="9"/>delay tiempo;</text:p>
      <text:p text:style-name="Preformatted_20_Text"><text:s text:c="6"/>end bailar;</text:p>
      <text:p text:style-name="Preformatted_20_Text"/>
      <text:p text:style-name="Preformatted_20_Text"><text:s text:c="6"/>procedure comer is</text:p>
      <text:p text:style-name="Preformatted_20_Text"><text:s text:c="9"/>puedoComer : Boolean;</text:p>
      <text:p text:style-name="Preformatted_20_Text"><text:soft-page-break/><text:s text:c="6"/>begin</text:p>
      <text:p text:style-name="Preformatted_20_Text"><text:s text:c="9"/>pkg_sem.wait (acceso_olla.all);</text:p>
      <text:p text:style-name="Preformatted_20_Text"><text:s text:c="12"/>quedaComida (olla.all, puedoComer);</text:p>
      <text:p text:style-name="Preformatted_20_Text"/>
      <text:p text:style-name="Preformatted_20_Text"><text:s text:c="12"/>if not puedoComer then</text:p>
      <text:p text:style-name="Preformatted_20_Text"><text:s text:c="15"/>pkg_sem.signal (despertar.all);</text:p>
      <text:p text:style-name="Preformatted_20_Text"><text:s text:c="15"/>pkg_sem.wait (rellenado.all);</text:p>
      <text:p text:style-name="Preformatted_20_Text"><text:s text:c="12"/>end if;</text:p>
      <text:p text:style-name="Preformatted_20_Text"/>
      <text:p text:style-name="Preformatted_20_Text"><text:s text:c="12"/>Ada.Text_IO.Put_Line (Character'Image (identificador) &amp; " va a comer");</text:p>
      <text:p text:style-name="Preformatted_20_Text"><text:s text:c="12"/>cogerRacion (olla.all);</text:p>
      <text:p text:style-name="Preformatted_20_Text"/>
      <text:p text:style-name="Preformatted_20_Text"><text:s text:c="9"/>pkg_sem.signal (acceso_olla.all);</text:p>
      <text:p text:style-name="Preformatted_20_Text"/>
      <text:p text:style-name="Preformatted_20_Text"><text:s text:c="9"/>delay tiempo_comida;</text:p>
      <text:p text:style-name="Preformatted_20_Text"><text:s text:c="6"/>end comer;</text:p>
      <text:p text:style-name="Preformatted_20_Text"/>
      <text:p text:style-name="Preformatted_20_Text"><text:s text:c="3"/>begin</text:p>
      <text:p text:style-name="Preformatted_20_Text"><text:s text:c="6"/>loop</text:p>
      <text:p text:style-name="Preformatted_20_Text"><text:s text:c="9"/>bailar;</text:p>
      <text:p text:style-name="Preformatted_20_Text"><text:s text:c="9"/>comer;</text:p>
      <text:p text:style-name="Preformatted_20_Text"><text:s text:c="6"/>end loop;</text:p>
      <text:p text:style-name="Preformatted_20_Text"><text:s text:c="3"/>end canibal;</text:p>
      <text:p text:style-name="Preformatted_20_Text"/>
      <text:p text:style-name="Preformatted_20_Text">end pkg_canibales.canibal;</text:p>
      <text:p text:style-name="P45">Ejercicio 6 – pkg_canibales-cocinero.adb</text:p>
      <text:p text:style-name="Preformatted_20_Text">With Ada.Text_IO;</text:p>
      <text:p text:style-name="Preformatted_20_Text"/>
      <text:p text:style-name="Preformatted_20_Text">With pkg_sem;</text:p>
      <text:p text:style-name="Preformatted_20_Text"/>
      <text:p text:style-name="Preformatted_20_Text">package body pkg_canibales.cocinero is</text:p>
      <text:p text:style-name="Preformatted_20_Text"/>
      <text:p text:style-name="Preformatted_20_Text"><text:s text:c="3"/>task body cocinero is</text:p>
      <text:p text:style-name="Preformatted_20_Text"><text:s text:c="3"/>begin</text:p>
      <text:p text:style-name="Preformatted_20_Text"><text:s text:c="6"/>loop</text:p>
      <text:p text:style-name="Preformatted_20_Text"><text:s text:c="9"/>pkg_sem.wait (despertar.all);</text:p>
      <text:p text:style-name="Preformatted_20_Text"><text:s text:c="9"/>rellenar (olla.all);</text:p>
      <text:p text:style-name="Preformatted_20_Text"><text:s text:c="9"/>Ada.Text_IO.Put_Line ("----[El cocinero ha rellenado la olla]----");</text:p>
      <text:p text:style-name="Preformatted_20_Text"><text:s text:c="9"/>pkg_sem.signal (rellenado.all);</text:p>
      <text:p text:style-name="Preformatted_20_Text"><text:s text:c="6"/>end loop;</text:p>
      <text:p text:style-name="Preformatted_20_Text"><text:s text:c="3"/>end cocinero;</text:p>
      <text:p text:style-name="Preformatted_20_Text"/>
      <text:p text:style-name="Preformatted_20_Text">end pkg_canibales.cocinero;</text:p>
      <text:p text:style-name="P45">Ejercicio 6 – main.adb</text:p>
      <text:p text:style-name="Preformatted_20_Text">With Ada.Text_IO; Use Ada.Text_IO;</text:p>
      <text:p text:style-name="Preformatted_20_Text"/>
      <text:p text:style-name="Preformatted_20_Text">With pkg_sem; Use pkg_sem;</text:p>
      <text:p text:style-name="Preformatted_20_Text"/>
      <text:p text:style-name="Preformatted_20_Text">With pkg_canibales;</text:p>
      <text:p text:style-name="Preformatted_20_Text">With pkg_canibales.canibal;</text:p>
      <text:p text:style-name="Preformatted_20_Text">With pkg_canibales.cocinero;</text:p>
      <text:p text:style-name="Preformatted_20_Text"/>
      <text:p text:style-name="Preformatted_20_Text">procedure main is</text:p>
      <text:p text:style-name="Preformatted_20_Text"/>
      <text:p text:style-name="Preformatted_20_Text"><text:soft-page-break/><text:s text:c="3"/>NumRaciones : constant Positive := 10;</text:p>
      <text:p text:style-name="Preformatted_20_Text"><text:s text:c="3"/>NumCanibales : constant Positive := 4;</text:p>
      <text:p text:style-name="Preformatted_20_Text"/>
      <text:p text:style-name="Preformatted_20_Text"><text:s text:c="3"/>type canibal_ptr is access pkg_canibales.canibal.canibal;</text:p>
      <text:p text:style-name="Preformatted_20_Text"><text:s text:c="3"/>type cocinero_ptr is access pkg_canibales.cocinero.cocinero;</text:p>
      <text:p text:style-name="Preformatted_20_Text"/>
      <text:p text:style-name="Preformatted_20_Text"><text:s text:c="3"/>cani : canibal_ptr;</text:p>
      <text:p text:style-name="Preformatted_20_Text"><text:s text:c="3"/>coci : cocinero_ptr;</text:p>
      <text:p text:style-name="Preformatted_20_Text"><text:s text:c="3"/>olla : pkg_canibales.Olla_ptr; </text:p>
      <text:p text:style-name="Preformatted_20_Text"/>
      <text:p text:style-name="Preformatted_20_Text"><text:s text:c="3"/>despertar : sem_ptr := new Sem_t;</text:p>
      <text:p text:style-name="Preformatted_20_Text"><text:s text:c="3"/>rellenado : sem_ptr := new Sem_t;</text:p>
      <text:p text:style-name="Preformatted_20_Text"><text:s text:c="3"/>acceso : sem_ptr := new Sem_t;</text:p>
      <text:p text:style-name="Preformatted_20_Text"/>
      <text:p text:style-name="Preformatted_20_Text"><text:s text:c="3"/>id : Character := 'A';</text:p>
      <text:p text:style-name="Preformatted_20_Text"/>
      <text:p text:style-name="Preformatted_20_Text">begin</text:p>
      <text:p text:style-name="Preformatted_20_Text"><text:s text:c="3"/>signal (acceso.all);</text:p>
      <text:p text:style-name="Preformatted_20_Text"><text:s text:c="3"/></text:p>
      <text:p text:style-name="Preformatted_20_Text"><text:s text:c="3"/>olla := new pkg_canibales.Olla (NumRaciones);</text:p>
      <text:p text:style-name="Preformatted_20_Text"><text:s text:c="3"/>coci := new pkg_canibales.cocinero.Cocinero (olla, despertar, rellenado);</text:p>
      <text:p text:style-name="Preformatted_20_Text"/>
      <text:p text:style-name="Preformatted_20_Text"><text:s text:c="3"/>for i in 1 .. NumCanibales loop</text:p>
      <text:p text:style-name="Preformatted_20_Text"><text:s text:c="6"/>cani := new pkg_canibales.canibal.Canibal (id, olla, despertar, rellenado, acceso);</text:p>
      <text:p text:style-name="Preformatted_20_Text"><text:s text:c="6"/>id := Character'Succ (id);</text:p>
      <text:p text:style-name="Preformatted_20_Text"><text:s text:c="3"/>end loop;</text:p>
      <text:p text:style-name="Preformatted_20_Text"/>
      <text:p text:style-name="Preformatted_20_Text">end main;</text:p>
      <text:p text:style-name="P45">Ejercicio 7 – pkg_cuenta.ads</text:p>
      <text:p text:style-name="Preformatted_20_Text">package pkg_cuenta is</text:p>
      <text:p text:style-name="Preformatted_20_Text"/>
      <text:p text:style-name="Preformatted_20_Text"><text:s text:c="3"/>type Cuenta (identificador : Character) is limited private;</text:p>
      <text:p text:style-name="Preformatted_20_Text"/>
      <text:p text:style-name="Preformatted_20_Text"><text:s text:c="3"/>function consultarID (o_cuenta : in out Cuenta) return Character;</text:p>
      <text:p text:style-name="Preformatted_20_Text"><text:s text:c="3"/>function consultarSaldo (o_cuenta : in out Cuenta) return Natural;</text:p>
      <text:p text:style-name="Preformatted_20_Text"/>
      <text:p text:style-name="Preformatted_20_Text"><text:s text:c="3"/>function extraer (o_cuenta : in out Cuenta; cantidad : Natural) return Boolean;</text:p>
      <text:p text:style-name="Preformatted_20_Text"><text:s text:c="3"/>procedure ingresar (o_cuenta : in out Cuenta; cantidad : Natural);</text:p>
      <text:p text:style-name="Preformatted_20_Text"/>
      <text:p text:style-name="Preformatted_20_Text"><text:s text:c="3"/>function transferir (cuenta_origen : in out Cuenta; cantidad : Natural; cuenta_destino : in out Cuenta) return Boolean;</text:p>
      <text:p text:style-name="Preformatted_20_Text"/>
      <text:p text:style-name="Preformatted_20_Text">private</text:p>
      <text:p text:style-name="Preformatted_20_Text"/>
      <text:p text:style-name="Preformatted_20_Text"><text:s text:c="3"/>protected type Cuenta (identificador : Character) is</text:p>
      <text:p text:style-name="Preformatted_20_Text"/>
      <text:p text:style-name="Preformatted_20_Text"><text:s text:c="6"/>function consultarID return Character;</text:p>
      <text:p text:style-name="Preformatted_20_Text"><text:s text:c="6"/>function consultarSaldo return Natural;</text:p>
      <text:p text:style-name="Preformatted_20_Text"><text:s text:c="6"/>procedure extraer (cantidad : Natural);</text:p>
      <text:p text:style-name="Preformatted_20_Text"><text:s text:c="6"/>procedure ingresar (cantidad : Natural);</text:p>
      <text:p text:style-name="Preformatted_20_Text"/>
      <text:p text:style-name="Preformatted_20_Text"><text:s text:c="3"/>private</text:p>
      <text:p text:style-name="Preformatted_20_Text"><text:s text:c="10"/></text:p>
      <text:p text:style-name="Preformatted_20_Text"><text:s text:c="6"/>id : Character := identificador;</text:p>
      <text:p text:style-name="Preformatted_20_Text"><text:s text:c="6"/>saldo : Natural := 0;</text:p>
      <text:p text:style-name="Preformatted_20_Text"><text:soft-page-break/></text:p>
      <text:p text:style-name="Preformatted_20_Text"><text:s text:c="3"/>end Cuenta;</text:p>
      <text:p text:style-name="Preformatted_20_Text"/>
      <text:p text:style-name="Preformatted_20_Text">end pkg_cuenta;</text:p>
      <text:p text:style-name="P45">Ejercicio 7 – pkg_cliente.ads</text:p>
      <text:p text:style-name="Preformatted_20_Text">package pkg_cuenta is</text:p>
      <text:p text:style-name="Preformatted_20_Text"/>
      <text:p text:style-name="Preformatted_20_Text"><text:s text:c="3"/>type Cuenta (identificador : Character) is limited private;</text:p>
      <text:p text:style-name="Preformatted_20_Text"/>
      <text:p text:style-name="Preformatted_20_Text"><text:s text:c="3"/>function consultarID (o_cuenta : in out Cuenta) return Character;</text:p>
      <text:p text:style-name="Preformatted_20_Text"><text:s text:c="3"/>function consultarSaldo (o_cuenta : in out Cuenta) return Natural; <text:s/></text:p>
      <text:p text:style-name="Preformatted_20_Text"/>
      <text:p text:style-name="Preformatted_20_Text"><text:s text:c="3"/>function extraer (o_cuenta : in out Cuenta; cantidad : Natural) return Boolean;</text:p>
      <text:p text:style-name="Preformatted_20_Text"><text:s text:c="3"/>procedure ingresar (o_cuenta : in out Cuenta; cantidad : Natural);</text:p>
      <text:p text:style-name="Preformatted_20_Text"/>
      <text:p text:style-name="Preformatted_20_Text"><text:s text:c="3"/>function transferir (cuenta_origen : in out Cuenta; cantidad : Natural; cuenta_destino : in out Cuenta) return Boolean;</text:p>
      <text:p text:style-name="Preformatted_20_Text"/>
      <text:p text:style-name="Preformatted_20_Text">private</text:p>
      <text:p text:style-name="Preformatted_20_Text"/>
      <text:p text:style-name="Preformatted_20_Text"><text:s text:c="3"/>protected type Cuenta (identificador : Character) is</text:p>
      <text:p text:style-name="Preformatted_20_Text"/>
      <text:p text:style-name="Preformatted_20_Text"><text:s text:c="6"/>function consultarID return Character;</text:p>
      <text:p text:style-name="Preformatted_20_Text"><text:s text:c="6"/>function consultarSaldo return Natural;</text:p>
      <text:p text:style-name="Preformatted_20_Text"><text:s text:c="6"/>procedure extraer (cantidad : Natural);</text:p>
      <text:p text:style-name="Preformatted_20_Text"><text:s text:c="6"/>procedure ingresar (cantidad : Natural);</text:p>
      <text:p text:style-name="Preformatted_20_Text"/>
      <text:p text:style-name="Preformatted_20_Text"><text:s text:c="3"/>private</text:p>
      <text:p text:style-name="Preformatted_20_Text"><text:s text:c="6"/></text:p>
      <text:p text:style-name="Preformatted_20_Text"><text:s text:c="6"/>id : Character := identificador;</text:p>
      <text:p text:style-name="Preformatted_20_Text"><text:s text:c="6"/>saldo : Natural := 0;</text:p>
      <text:p text:style-name="Preformatted_20_Text"/>
      <text:p text:style-name="Preformatted_20_Text"><text:s text:c="3"/>end Cuenta;</text:p>
      <text:p text:style-name="Preformatted_20_Text"/>
      <text:p text:style-name="Preformatted_20_Text">end pkg_cuenta;</text:p>
      <text:p text:style-name="P45">Ejercicio 7 – pkg_cuenta.adb</text:p>
      <text:p text:style-name="Preformatted_20_Text">package body pkg_cuenta is</text:p>
      <text:p text:style-name="Preformatted_20_Text"/>
      <text:p text:style-name="Preformatted_20_Text"><text:s text:c="3"/>function consultarID (o_cuenta : in out Cuenta) return Character is</text:p>
      <text:p text:style-name="Preformatted_20_Text"><text:s text:c="3"/>begin</text:p>
      <text:p text:style-name="Preformatted_20_Text"><text:s text:c="6"/>return o_cuenta.consultarID;</text:p>
      <text:p text:style-name="Preformatted_20_Text"><text:s text:c="3"/>end consultarID;</text:p>
      <text:p text:style-name="Preformatted_20_Text"/>
      <text:p text:style-name="Preformatted_20_Text"><text:s text:c="3"/>function consultarSaldo (o_cuenta : in out Cuenta) return Natural is</text:p>
      <text:p text:style-name="Preformatted_20_Text"><text:s text:c="3"/>begin</text:p>
      <text:p text:style-name="Preformatted_20_Text"><text:s text:c="6"/>return o_cuenta.consultarSaldo;</text:p>
      <text:p text:style-name="Preformatted_20_Text"><text:s text:c="3"/>end consultarSaldo;</text:p>
      <text:p text:style-name="Preformatted_20_Text"/>
      <text:p text:style-name="Preformatted_20_Text"><text:s text:c="3"/>function extraer (o_cuenta : in out Cuenta; cantidad : Natural) return Boolean is</text:p>
      <text:p text:style-name="Preformatted_20_Text"><text:s text:c="6"/>puedo_retirar : Boolean := cantidad &lt;= o_cuenta.consultarSaldo;</text:p>
      <text:p text:style-name="Preformatted_20_Text"><text:s text:c="3"/>begin</text:p>
      <text:p text:style-name="Preformatted_20_Text"><text:s text:c="6"/>if puedo_retirar then</text:p>
      <text:p text:style-name="Preformatted_20_Text"><text:s text:c="9"/>o_cuenta.extraer (cantidad);</text:p>
      <text:p text:style-name="Preformatted_20_Text"><text:soft-page-break/><text:s text:c="6"/>end if;</text:p>
      <text:p text:style-name="Preformatted_20_Text"><text:s text:c="6"/>return puedo_retirar;</text:p>
      <text:p text:style-name="Preformatted_20_Text"><text:s text:c="3"/>end extraer;</text:p>
      <text:p text:style-name="Preformatted_20_Text"/>
      <text:p text:style-name="Preformatted_20_Text"><text:s text:c="3"/>procedure ingresar (o_cuenta : in out Cuenta; cantidad : Natural) is</text:p>
      <text:p text:style-name="Preformatted_20_Text"><text:s text:c="3"/>begin</text:p>
      <text:p text:style-name="Preformatted_20_Text"><text:s text:c="6"/>o_cuenta.ingresar (cantidad);</text:p>
      <text:p text:style-name="Preformatted_20_Text"><text:s text:c="3"/>end ingresar;</text:p>
      <text:p text:style-name="Preformatted_20_Text"/>
      <text:p text:style-name="Preformatted_20_Text"><text:s text:c="3"/>function transferir (cuenta_origen : in out Cuenta; cantidad : Natural; cuenta_destino : in out Cuenta) return Boolean is</text:p>
      <text:p text:style-name="Preformatted_20_Text"><text:s text:c="6"/>transferencia_realizada : Boolean;</text:p>
      <text:p text:style-name="Preformatted_20_Text"><text:s text:c="3"/>begin</text:p>
      <text:p text:style-name="Preformatted_20_Text"><text:s text:c="6"/>transferencia_realizada := extraer (cuenta_origen, cantidad);</text:p>
      <text:p text:style-name="Preformatted_20_Text"><text:s text:c="6"/>if transferencia_realizada then</text:p>
      <text:p text:style-name="Preformatted_20_Text"><text:s text:c="9"/>cuenta_destino.ingresar (cantidad);</text:p>
      <text:p text:style-name="Preformatted_20_Text"><text:s text:c="6"/>end if;</text:p>
      <text:p text:style-name="Preformatted_20_Text"><text:s text:c="6"/>return transferencia_realizada;</text:p>
      <text:p text:style-name="Preformatted_20_Text"><text:s text:c="3"/>end transferir;</text:p>
      <text:p text:style-name="Preformatted_20_Text"/>
      <text:p text:style-name="Preformatted_20_Text"/>
      <text:p text:style-name="Preformatted_20_Text"><text:s text:c="3"/>protected body Cuenta is</text:p>
      <text:p text:style-name="Preformatted_20_Text"/>
      <text:p text:style-name="Preformatted_20_Text"><text:s text:c="6"/>function consultarID return Character is</text:p>
      <text:p text:style-name="Preformatted_20_Text"><text:s text:c="6"/>begin</text:p>
      <text:p text:style-name="Preformatted_20_Text"><text:s text:c="9"/>return id;</text:p>
      <text:p text:style-name="Preformatted_20_Text"><text:s text:c="6"/>end consultarID;</text:p>
      <text:p text:style-name="Preformatted_20_Text"/>
      <text:p text:style-name="Preformatted_20_Text"><text:s text:c="6"/>function consultarSaldo return Natural is</text:p>
      <text:p text:style-name="Preformatted_20_Text"><text:s text:c="6"/>begin</text:p>
      <text:p text:style-name="Preformatted_20_Text"><text:s text:c="9"/>return saldo;</text:p>
      <text:p text:style-name="Preformatted_20_Text"><text:s text:c="6"/>end consultarSaldo;</text:p>
      <text:p text:style-name="Preformatted_20_Text"/>
      <text:p text:style-name="Preformatted_20_Text"><text:s text:c="6"/>procedure extraer (cantidad : Natural) is</text:p>
      <text:p text:style-name="Preformatted_20_Text"><text:s text:c="6"/>begin</text:p>
      <text:p text:style-name="Preformatted_20_Text"><text:s text:c="9"/>saldo := saldo - cantidad;</text:p>
      <text:p text:style-name="Preformatted_20_Text"><text:s text:c="6"/>end extraer;</text:p>
      <text:p text:style-name="Preformatted_20_Text"/>
      <text:p text:style-name="Preformatted_20_Text"><text:s text:c="6"/>procedure ingresar (cantidad : Natural) is</text:p>
      <text:p text:style-name="Preformatted_20_Text"><text:s text:c="6"/>begin</text:p>
      <text:p text:style-name="Preformatted_20_Text"><text:s text:c="9"/>saldo := saldo + cantidad;</text:p>
      <text:p text:style-name="Preformatted_20_Text"><text:s text:c="6"/>end ingresar;</text:p>
      <text:p text:style-name="Preformatted_20_Text"/>
      <text:p text:style-name="Preformatted_20_Text"><text:s text:c="3"/>end Cuenta;</text:p>
      <text:p text:style-name="Preformatted_20_Text"/>
      <text:p text:style-name="Preformatted_20_Text">end pkg_cuenta;</text:p>
      <text:p text:style-name="P45">Ejercicio 7 – pkg_cliente.adb</text:p>
      <text:p text:style-name="Preformatted_20_Text">With Ada.Text_IO; Use Ada.Text_IO;</text:p>
      <text:p text:style-name="Preformatted_20_Text">With pkg_cuenta; Use pkg_cuenta;</text:p>
      <text:p text:style-name="Preformatted_20_Text"/>
      <text:p text:style-name="Preformatted_20_Text">package body pkg_cliente is</text:p>
      <text:p text:style-name="Preformatted_20_Text"/>
      <text:p text:style-name="Preformatted_20_Text"><text:s text:c="3"/>task body cliente is</text:p>
      <text:p text:style-name="Preformatted_20_Text"><text:s text:c="3"/>begin</text:p>
      <text:p text:style-name="Preformatted_20_Text"><text:s text:c="6"/>loop</text:p>
      <text:p text:style-name="Preformatted_20_Text"><text:s text:c="9"/>ingresar (mi1_cuenta.all, ingresos);</text:p>
      <text:p text:style-name="Preformatted_20_Text"><text:s text:c="9"/>if transferir (mi1_cuenta.all, tranferencia, mi2_cuenta.all) then</text:p>
      <text:p text:style-name="Preformatted_20_Text"><text:soft-page-break/><text:s text:c="12"/>Put_Line ("Transferidos correctamente" &amp; Natural'Image (tranferencia) &amp; "€ desde " &amp; Character'Image (consultarID (mi1_cuenta.all)) &amp; " a " &amp; Character'Image (consultarID (mi2_cuenta.all)));</text:p>
      <text:p text:style-name="Preformatted_20_Text"><text:s text:c="9"/>else</text:p>
      <text:p text:style-name="Preformatted_20_Text"><text:s text:c="12"/>Put_Line ("No se han podido transferir" &amp; Natural'Image (tranferencia) &amp; "€ desde " &amp; Character'Image (consultarID (mi1_cuenta.all)) &amp; " a " &amp; Character'Image (consultarID (mi2_cuenta.all)));</text:p>
      <text:p text:style-name="Preformatted_20_Text"><text:s text:c="9"/>end if;</text:p>
      <text:p text:style-name="Preformatted_20_Text"><text:s text:c="9"/>if extraer (mi2_cuenta.all, gastos) then</text:p>
      <text:p text:style-name="Preformatted_20_Text"><text:s text:c="12"/>Put_Line ("Retirados correctamente" &amp; Natural'Image (gastos) &amp; "€ de la cuenta " &amp; Character'Image (consultarID (mi2_cuenta.all)));</text:p>
      <text:p text:style-name="Preformatted_20_Text"><text:s text:c="9"/>else</text:p>
      <text:p text:style-name="Preformatted_20_Text"><text:s text:c="12"/>Put_Line ("No se han podido retirar" &amp; Natural'Image (gastos) &amp; "€ de la cuenta " &amp; Character'Image (consultarID (mi2_cuenta.all)));</text:p>
      <text:p text:style-name="Preformatted_20_Text"><text:s text:c="9"/>end if;</text:p>
      <text:p text:style-name="Preformatted_20_Text"/>
      <text:p text:style-name="Preformatted_20_Text"><text:s text:c="9"/>Put_Line ("El saldo de la cuenta " &amp; Character'Image (consultarID(mi1_cuenta.all)) &amp; " es:" &amp; Natural'Image (consultarSaldo (mi1_cuenta.all)));</text:p>
      <text:p text:style-name="Preformatted_20_Text"/>
      <text:p text:style-name="Preformatted_20_Text"><text:s text:c="9"/>Put_Line ("El saldo de la cuenta " &amp; Character'Image (consultarID(mi2_cuenta.all)) &amp; " es:" &amp; Natural'Image (consultarSaldo (mi2_cuenta.all)));</text:p>
      <text:p text:style-name="Preformatted_20_Text"><text:s text:c="9"/>delay 1.0;</text:p>
      <text:p text:style-name="Preformatted_20_Text"><text:s text:c="6"/>end loop;</text:p>
      <text:p text:style-name="Preformatted_20_Text"><text:s text:c="3"/>end cliente;</text:p>
      <text:p text:style-name="Preformatted_20_Text"/>
      <text:p text:style-name="Preformatted_20_Text">end pkg_cliente;</text:p>
      <text:p text:style-name="P45">Ejercicio 7 – main.adb</text:p>
      <text:p text:style-name="Preformatted_20_Text">With Ada.Text_IO; Use Ada.Text_IO;</text:p>
      <text:p text:style-name="Preformatted_20_Text"/>
      <text:p text:style-name="Preformatted_20_Text">With pkg_cuenta; Use pkg_cuenta;</text:p>
      <text:p text:style-name="Preformatted_20_Text">With pkg_cliente; Use pkg_cliente;</text:p>
      <text:p text:style-name="Preformatted_20_Text"/>
      <text:p text:style-name="Preformatted_20_Text">procedure main is</text:p>
      <text:p text:style-name="Preformatted_20_Text"/>
      <text:p text:style-name="Preformatted_20_Text"><text:s text:c="3"/>type Cliente_ptr is access Cliente;</text:p>
      <text:p text:style-name="Preformatted_20_Text"/>
      <text:p text:style-name="Preformatted_20_Text"><text:s text:c="3"/>cuenta1 : Cuenta_ptr := new Cuenta ('A');</text:p>
      <text:p text:style-name="Preformatted_20_Text"><text:s text:c="3"/>cuenta2 : Cuenta_ptr := new Cuenta ('B');</text:p>
      <text:p text:style-name="Preformatted_20_Text"><text:s text:c="3"/>cuenta3 : Cuenta_ptr := new Cuenta ('C');</text:p>
      <text:p text:style-name="Preformatted_20_Text"><text:s text:c="3"/>cuenta4 : Cuenta_ptr := new Cuenta ('D');</text:p>
      <text:p text:style-name="Preformatted_20_Text"/>
      <text:p text:style-name="Preformatted_20_Text"><text:s text:c="3"/>cli1 : Cliente_ptr := new Cliente (cuenta1, cuenta2, 100, 20, 30);</text:p>
      <text:p text:style-name="Preformatted_20_Text"><text:s text:c="3"/>cli2 : Cliente_ptr := new Cliente (cuenta3, cuenta4, 100, 200, 50);</text:p>
      <text:p text:style-name="Preformatted_20_Text"/>
      <text:p text:style-name="Preformatted_20_Text">begin</text:p>
      <text:p text:style-name="Preformatted_20_Text"><text:s text:c="3"/></text:p>
      <text:p text:style-name="Preformatted_20_Text"><text:s text:c="3"/>null;</text:p>
      <text:p text:style-name="Preformatted_20_Text"/>
      <text:p text:style-name="Preformatted_20_Text">end 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Mono" svg:font-family="'Ubuntu Mono'" style:font-pitch="fixed"/>
    <style:font-face style:name="monospace" svg:font-family="monospac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Times New Roman" fo:font-family="'Times New Roman'" style:font-family-generic="roman" style:font-pitch="variable" officeooo:rsid="0015ae82"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Normal" style:next-style-name="Normal">
      <style:paragraph-properties fo:hyphenation-ladder-count="no-limit" style:vertical-align="auto"/>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fo:hyphenate="tru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2"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list-style-name="" style:class="text">
      <style:paragraph-properties fo:margin-top="0.139in" fo:margin-bottom="0.0835in" style:contextual-spacing="false"/>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2in" fo:margin-right="0in" fo:line-height="150%"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0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master-page-name="">
      <style:paragraph-properties fo:margin-left="0.3937in" fo:margin-right="0in" fo:text-indent="0in" style:auto-text-indent="false" style:page-number="auto">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Fuente_20_de_20_párrafo_20_predeter." style:display-name="Fuente de párrafo predeter." style:family="text"/>
    <style:style style:name="Numbering_20_Symbols" style:display-name="Numbering Symbols" style:family="text"/>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1_20_Car" style:display-name="Título 1 Car" style:family="text" style:parent-style-name="Fuente_20_de_20_párrafo_20_predeter.">
      <style:text-properties style:font-name="Liberation Sans" fo:font-family="'Liberation Sans'" style:font-family-generic="swiss" style:font-pitch="variable" fo:font-size="18pt" fo:font-weight="bold" style:font-name-asian="Noto Sans CJK SC" style:font-family-asian="'Noto Sans CJK SC'" style:font-family-generic-asian="system" style:font-pitch-asian="variable"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2%.%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fo:border="none" fo:padding="0in" style:writing-mode="lr-tb" style:layout-grid-standard-mode="true"/>
    </style:default-page-layout>
  </office:styles>
  <office:automatic-styles>
    <style:style style:name="MP1" style:family="paragraph" style:parent-style-name="Header">
      <style:text-properties style:font-name="Liberation Sans" fo:font-size="11pt" officeooo:rsid="0017550a" officeooo:paragraph-rsid="0017550a" style:font-size-asian="11pt" style:font-size-complex="11pt"/>
    </style:style>
    <style:style style:name="MP2" style:family="paragraph" style:parent-style-name="Standard">
      <style:text-properties officeooo:rsid="0017550a" officeooo:paragraph-rsid="0017550a"/>
    </style:style>
    <style:style style:name="MP3" style:family="paragraph">
      <style:paragraph-properties fo:text-align="center"/>
    </style:style>
    <style:style style:name="MP4" style:family="paragraph">
      <loext:graphic-properties draw:fill-color="#000000"/>
      <style:paragraph-properties fo:text-align="center"/>
    </style:style>
    <style:style style:name="MP5" style:family="paragraph" style:parent-style-name="Footer">
      <style:paragraph-properties fo:text-align="center" style:justify-single-word="false"/>
      <style:text-properties style:font-name="Liberation Sans" fo:font-size="11pt" style:font-size-asian="11pt" style:font-size-complex="11pt"/>
    </style:style>
    <style:style style:name="MP6" style:family="paragraph" style:parent-style-name="Normal">
      <style:paragraph-properties fo:line-height="110%"/>
    </style:style>
    <style:style style:name="MP7" style:family="paragraph">
      <loext:graphic-properties draw:fill="none"/>
    </style:style>
    <style:style style:name="MP8" style:family="paragraph" style:parent-style-name="Normal">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officeooo:rsid="0016c5ea"/>
    </style:style>
    <style:style style:name="MT2" style:family="text">
      <style:text-properties fo:color="#000000" loext:opacity="100%" style:font-name="Times New Roman" fo:font-size="10pt" style:font-size-asian="10pt" style:font-name-complex="Times New Roman" style:font-size-complex="10pt"/>
    </style:style>
    <style:style style:name="MT3" style:family="text">
      <style:text-properties fo:color="#8496b0" loext:opacity="100%" style:font-name="Times New Roman" fo:letter-spacing="0.0417in" style:font-name-complex="Times New Roman"/>
    </style:style>
    <style:style style:name="MT4" style:family="text">
      <style:text-properties fo:color="#8496b0" loext:opacity="100%" style:font-name="Times New Roman" style:font-name-complex="Times New Roman"/>
    </style:style>
    <style:style style:name="MT5" style:family="text">
      <style:text-properties fo:color="#323e4f" loext:opacity="100%" style:font-name="Times New Roman" style:font-name-complex="Times New Roman"/>
    </style:style>
    <style:style style:name="Mgr1" style:family="graphic">
      <style:graphic-properties svg:stroke-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Mgr2" style:family="graphic">
      <style:graphic-properties svg:stroke-color="#000000" draw:fill-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Mgr3" style:family="graphic">
      <style:graphic-properties draw:stroke="solid" svg:stroke-width="0.0173in" svg:stroke-color="#767171" svg:stroke-opacity="100%" draw:stroke-linejoin="miter" svg:stroke-linecap="butt" draw:fill="none" fo:min-height="0in" fo:min-width="0in" fo:padding-top="0.0016in" fo:padding-bottom="0.0016in" fo:padding-left="0.0016in" fo:padding-right="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5b9bd5"/>
      </style:header-style>
      <style:footer-style>
        <style:header-footer-properties fo:min-height="0in" fo:margin-left="0in" fo:margin-right="0in" fo:margin-top="0.1965in" fo:background-color="transparent" draw:fill="none" draw:fill-color="#5b9bd5"/>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ramación Concurrente y Tiempo Real<text:tab/><text:tab/>Trabajo Sobre Ada</text:p>
        <text:p text:style-name="MP2"><draw:line text:anchor-type="as-char" draw:z-index="34" draw:name="Line 1" draw:style-name="Mgr1" draw:text-style-name="MP3" svg:x2="6.7146in" svg:y2="0in"><text:p/></draw:line></text:p>
      </style:header>
      <style:footer>
        <text:p text:style-name="Footer"><draw:line text:anchor-type="as-char" draw:z-index="17" draw:name="Line 2" draw:style-name="Mgr2" draw:text-style-name="MP4" svg:x2="6.7146in" svg:y2="0in"><text:p/></draw:line></text:p>
        <text:p text:style-name="MP5">- <text:span text:style-name="MT1">Página </text:span><text:page-number text:select-page="current">2</text:page-number><text:s/>-</text:p>
      </style:footer>
    </style:master-page>
    <style:master-page style:name="MP0" style:page-layout-name="Mpm2" draw:style-name="Mdp1">
      <style:header>
        <text:p text:style-name="MP6"><draw:custom-shape text:anchor-type="paragraph" draw:z-index="0" draw:name="Rectángulo 222" draw:style-name="Mgr3" draw:text-style-name="MP7" svg:width="8.0661in" svg:height="11.4795in" svg:x="-0.6866in" svg:y="-0.4075in"><text:p/><draw:enhanced-geometry svg:viewBox="0 0 21600 21600" draw:mirror-vertical="false" draw:mirror-horizontal="false" draw:type="non-primitive" draw:enhanced-path="M 0 0 L 21600 0 21600 21600 0 21600 Z N"/></draw:custom-shape><text:span text:style-name="Fuente_20_de_20_párrafo_20_predeter."><text:span text:style-name="MT2">Trabajo Teórico Estadística</text:span></text:span></text:p>
      </style:header>
      <style:footer>
        <text:p text:style-name="MP8"><text:span text:style-name="Fuente_20_de_20_párrafo_20_predeter."><text:span text:style-name="MT3">Página</text:span></text:span><text:span text:style-name="Fuente_20_de_20_párrafo_20_predeter."><text:span text:style-name="MT4"> </text:span></text:span><text:span text:style-name="Fuente_20_de_20_párrafo_20_predeter."><text:span text:style-name="MT5"><text:page-number text:select-page="current">0</text:page-number></text:span></text:span><text:span text:style-name="Fuente_20_de_20_párrafo_20_predeter."><text:span text:style-name="MT5"><text:s/>| </text:span></text:span><text:span text:style-name="Fuente_20_de_20_párrafo_20_predeter."><text:span text:style-name="MT5"><text:page-count style:num-format="1">18</text:page-count></text:span></text:span></text:p>
      </style:footer>
    </style:master-page>
    <style:master-page style:name="MPF0" style:page-layout-name="Mpm3" draw:style-name="Mdp1" style:next-style-name="MP0"/>
    <style:master-page style:name="First_20_Page" style:display-name="First Page" style:page-layout-name="Mpm4"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Actividad de Ada</dc:title>
    <meta:creation-date>2023-04-06T10:09:48.037366605</meta:creation-date>
    <meta:editing-cycles>1</meta:editing-cycles>
    <meta:editing-duration>P0D</meta:editing-duration>
    <meta:document-statistic meta:table-count="1" meta:image-count="0" meta:object-count="1" meta:page-count="18" meta:paragraph-count="569" meta:word-count="3370" meta:character-count="24041" meta:non-whitespace-character-count="18909"/>
    <meta:template xlink:type="simple" xlink:actuate="onRequest" xlink:title="" xlink:href="Normal"/>
  </office:meta>
</office:document-meta>
</file>

<file path=Object 1/content.xml><?xml version="1.0" encoding="utf-8"?>
<math xmlns="http://www.w3.org/1998/Math/MathML" display="block">
  <semantics>
    <mtable>
      <mtr>
        <mtd>
          <mrow>
            <mrow>
              <mi mathvariant="italic">superperiodo</mi>
              <mo stretchy="false">=</mo>
              <mi mathvariant="italic">mcm</mi>
            </mrow>
            <mrow>
              <mrow>
                <mo fence="true" form="prefix" stretchy="false">(</mo>
                <mrow>
                  <mrow>
                    <msub>
                      <mi>T</mi>
                      <mi>A</mi>
                    </msub>
                    <mi>,</mi>
                    <msub>
                      <mi>T</mi>
                      <mi>B</mi>
                    </msub>
                    <mi>,</mi>
                    <msub>
                      <mi>T</mi>
                      <mi>C</mi>
                    </msub>
                    <mi>,</mi>
                    <msub>
                      <mi>T</mi>
                      <mi>D</mi>
                    </msub>
                    <mi>,</mi>
                    <msub>
                      <mi>T</mi>
                      <mi>E</mi>
                    </msub>
                  </mrow>
                </mrow>
                <mo fence="true" form="postfix" stretchy="false">)</mo>
              </mrow>
              <mo stretchy="false">=</mo>
              <mi mathvariant="italic">mcm</mi>
            </mrow>
            <mrow>
              <mrow>
                <mo fence="true" form="prefix" stretchy="false">(</mo>
                <mrow>
                  <mrow>
                    <mn>25</mn>
                    <mi>,</mi>
                    <mn>25</mn>
                    <mi>,</mi>
                    <mn>50</mn>
                    <mi>,</mi>
                    <mn>50</mn>
                    <mi>,</mi>
                    <mn>100</mn>
                  </mrow>
                </mrow>
                <mo fence="true" form="postfix" stretchy="false">)</mo>
              </mrow>
              <mo stretchy="false">=</mo>
              <mn>100</mn>
            </mrow>
          </mrow>
        </mtd>
      </mtr>
      <mtr>
        <mtd>
          <mrow>
            <mrow>
              <mi mathvariant="italic">subperiodo</mi>
              <mo stretchy="false">=</mo>
              <mi mathvariant="italic">gcd</mi>
            </mrow>
            <mrow>
              <mrow>
                <mo fence="true" form="prefix" stretchy="false">(</mo>
                <mrow>
                  <mrow>
                    <msub>
                      <mi>T</mi>
                      <mi>A</mi>
                    </msub>
                    <mi>,</mi>
                    <msub>
                      <mi>T</mi>
                      <mi>B</mi>
                    </msub>
                    <mi>,</mi>
                    <msub>
                      <mi>T</mi>
                      <mi>C</mi>
                    </msub>
                    <mi>,</mi>
                    <msub>
                      <mi>T</mi>
                      <mi>D</mi>
                    </msub>
                    <mi>,</mi>
                    <msub>
                      <mi>T</mi>
                      <mi>E</mi>
                    </msub>
                  </mrow>
                </mrow>
                <mo fence="true" form="postfix" stretchy="false">)</mo>
              </mrow>
              <mo stretchy="false">=</mo>
              <mn>25</mn>
            </mrow>
          </mrow>
        </mtd>
      </mtr>
    </mtable>
    <annotation encoding="StarMath 5.0">superperiodo = mcm( T sub A, T sub B, T sub C, T sub D, T sub E ) = mcm( 25, 25, 50, 50, 100 ) = 100 newline
subperiodo = gcd ( T sub A, T sub B, T sub C, T sub D, T sub E ) = 25</annotation>
  </semantics>
</math>
</file>